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0e01a7" officeooo:paragraph-rsid="000e01a7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0f7bce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paragraph-rsid="000f1896"/>
    </style:style>
    <style:style style:name="P4" style:family="paragraph" style:parent-style-name="Standard">
      <style:paragraph-properties fo:text-align="center" style:justify-single-word="false"/>
      <style:text-properties fo:color="#000000" style:font-name="Ubuntu" fo:font-size="26pt" fo:font-weight="normal" officeooo:rsid="000e01a7" officeooo:paragraph-rsid="000e01a7" fo:background-color="transparent" style:font-size-asian="26pt" style:font-weight-asian="normal" style:font-size-complex="26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officeooo:paragraph-rsid="000f1896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0f1896" officeooo:paragraph-rsid="000f1896" fo:background-color="transparen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0f7bce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bold" officeooo:rsid="0011c904" officeooo:paragraph-rsid="0011c904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bold" officeooo:rsid="0011c904" officeooo:paragraph-rsid="00231f71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231f71" style:font-size-asian="9pt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text-underline-style="none" officeooo:paragraph-rsid="00231f71" style:font-size-asian="9pt" style:font-size-complex="9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officeooo:paragraph-rsid="00231f71" style:font-size-asian="9pt" style:font-size-complex="9pt"/>
    </style:style>
    <style:style style:name="P13" style:family="paragraph" style:parent-style-name="Heading_20_1">
      <style:paragraph-properties fo:text-align="start" style:justify-single-word="false"/>
      <style:text-properties fo:font-variant="normal" fo:text-transform="none" fo:color="#000000" style:font-name="Ubuntu" fo:font-size="26pt" fo:font-style="normal" fo:font-weight="normal" officeooo:rsid="000e01a7" officeooo:paragraph-rsid="000e01a7" fo:background-color="transparent" style:font-size-asian="26pt" style:font-size-complex="26pt"/>
    </style:style>
    <style:style style:name="P14" style:family="paragraph" style:parent-style-name="Standard">
      <style:paragraph-properties fo:margin-left="0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0f7bce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231f71" fo:background-color="transparent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-0.635cm" style:auto-text-indent="false"/>
      <style:text-properties fo:font-variant="normal" fo:text-transform="none" fo:color="#000000" style:font-name="Ubuntu" fo:font-size="9pt" fo:letter-spacing="normal" fo:font-style="normal" fo:font-weight="normal" officeooo:rsid="000f7bce" officeooo:paragraph-rsid="00231f71" fo:background-color="transparent" style:font-size-asian="9pt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9pt" officeooo:paragraph-rsid="00231f71" style:font-size-asian="9pt" style:font-size-complex="9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bold" officeooo:rsid="00338639" officeooo:paragraph-rsid="0033863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Ubuntu" fo:font-size="12pt" officeooo:rsid="0028ee76" officeooo:paragraph-rsid="0028ee76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bold" officeooo:rsid="000e01a7" officeooo:paragraph-rsid="000e01a7" fo:background-color="transparent" style:font-size-asian="12pt" style:font-weight-asian="bold" style:font-size-complex="12pt" style:font-weight-complex="bold"/>
    </style:style>
    <style:style style:name="P21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bold" officeooo:rsid="0025557c" officeooo:paragraph-rsid="0025557c" fo:background-color="transparent" style:font-size-asian="12pt" style:font-weight-asian="bold" style:font-size-complex="12pt" style:font-weight-complex="bold"/>
    </style:style>
    <style:style style:name="P22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bold" officeooo:rsid="000f1896" officeooo:paragraph-rsid="0027839c" fo:background-color="transparent" style:font-size-asian="12pt" style:font-weight-asian="bold" style:font-size-complex="12pt" style:font-weight-complex="bold"/>
    </style:style>
    <style:style style:name="P23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bold" officeooo:rsid="002ea977" officeooo:paragraph-rsid="002ea977" fo:background-color="transparent" style:font-size-asian="12pt" style:font-weight-asian="bold" style:font-size-complex="12pt" style:font-weight-complex="bold"/>
    </style:style>
    <style:style style:name="P24" style:family="paragraph" style:parent-style-name="Standard" style:list-style-name="L8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bold" officeooo:rsid="002ea977" officeooo:paragraph-rsid="002ea977" fo:background-color="transparent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25557c" officeooo:paragraph-rsid="0026d39d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26d39d" officeooo:paragraph-rsid="0027839c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justify" style:justify-single-word="false"/>
      <style:text-properties officeooo:paragraph-rsid="00104a39"/>
    </style:style>
    <style:style style:name="P28" style:family="paragraph" style:parent-style-name="Standard" style:list-style-name="L5">
      <style:paragraph-properties fo:text-align="justify" style:justify-single-word="false"/>
      <style:text-properties fo:color="#000000" style:font-name="Ubuntu" fo:font-size="12pt" fo:font-style="normal" fo:font-weight="bold" officeooo:rsid="002ab176" officeooo:paragraph-rsid="002ab176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8">
      <style:paragraph-properties fo:text-align="justify" style:justify-single-word="false"/>
      <style:text-properties fo:color="#000000" style:font-name="Ubuntu" fo:font-size="12pt" fo:font-style="normal" fo:font-weight="bold" officeooo:rsid="002ab176" officeooo:paragraph-rsid="002ea977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5">
      <style:paragraph-properties fo:text-align="justify" style:justify-single-word="false"/>
      <style:text-properties fo:color="#000000" style:font-name="Ubuntu" fo:font-size="12pt" fo:font-style="normal" fo:font-weight="normal" officeooo:rsid="002ab176" officeooo:paragraph-rsid="002ab17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8">
      <style:paragraph-properties fo:text-align="justify" style:justify-single-word="false"/>
      <style:text-properties fo:color="#000000" style:font-name="Ubuntu" fo:font-size="12pt" fo:font-style="normal" fo:font-weight="normal" officeooo:rsid="002ab176" officeooo:paragraph-rsid="002ea9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5">
      <style:paragraph-properties fo:text-align="justify" style:justify-single-word="false"/>
      <style:text-properties fo:color="#000000" style:font-name="Ubuntu" fo:font-size="12pt" officeooo:rsid="002caf99" officeooo:paragraph-rsid="002caf99" fo:background-color="transparent" style:font-size-asian="12pt" style:font-size-complex="12pt"/>
    </style:style>
    <style:style style:name="P33" style:family="paragraph" style:parent-style-name="Standard" style:list-style-name="L5">
      <style:paragraph-properties fo:text-align="justify" style:justify-single-word="false"/>
      <style:text-properties fo:color="#000000" style:font-name="Ubuntu" fo:font-size="12pt" officeooo:rsid="002caf99" officeooo:paragraph-rsid="002ea977" fo:background-color="transparent" style:font-size-asian="12pt" style:font-size-complex="12pt"/>
    </style:style>
    <style:style style:name="P34" style:family="paragraph" style:parent-style-name="Standard" style:list-style-name="L8">
      <style:paragraph-properties fo:text-align="justify" style:justify-single-word="false"/>
      <style:text-properties fo:color="#000000" style:font-name="Ubuntu" fo:font-size="12pt" officeooo:rsid="002caf99" officeooo:paragraph-rsid="002ea977" fo:background-color="transparent" style:font-size-asian="12pt" style:font-size-complex="12pt"/>
    </style:style>
    <style:style style:name="P35" style:family="paragraph" style:parent-style-name="Standard" style:list-style-name="L5">
      <style:paragraph-properties fo:text-align="justify" style:justify-single-word="false"/>
      <style:text-properties fo:color="#000000" style:font-name="Ubuntu" fo:font-size="12pt" officeooo:paragraph-rsid="002ea977" fo:background-color="transparent" style:font-size-asian="12pt" style:font-size-complex="12pt"/>
    </style:style>
    <style:style style:name="P36" style:family="paragraph" style:parent-style-name="Standard" style:list-style-name="L8">
      <style:paragraph-properties fo:text-align="justify" style:justify-single-word="false"/>
      <style:text-properties fo:color="#000000" style:font-name="Ubuntu" fo:font-size="12pt" officeooo:paragraph-rsid="002ea977" fo:background-color="transparent" style:font-size-asian="12pt" style:font-size-complex="12pt"/>
    </style:style>
    <style:style style:name="P37" style:family="paragraph" style:parent-style-name="Standard" style:list-style-name="L8">
      <style:paragraph-properties fo:text-align="justify" style:justify-single-word="false"/>
      <style:text-properties fo:color="#000000" style:font-name="Ubuntu" fo:font-size="12pt" officeooo:paragraph-rsid="002ea977" style:font-size-asian="12pt" style:font-size-complex="12pt"/>
    </style:style>
    <style:style style:name="P38" style:family="paragraph" style:parent-style-name="Standard" style:list-style-name="L8">
      <style:paragraph-properties fo:text-align="justify" style:justify-single-word="false"/>
      <style:text-properties fo:color="#000000" style:font-name="Ubuntu" fo:font-size="12pt" officeooo:paragraph-rsid="00338639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color="#000000" style:font-name="Ubuntu" fo:font-size="12pt" officeooo:paragraph-rsid="00338639" style:font-size-asian="12pt" style:font-size-complex="12pt"/>
    </style:style>
    <style:style style:name="P40" style:family="paragraph" style:parent-style-name="Standard" style:list-style-name="L8">
      <style:paragraph-properties fo:text-align="justify" style:justify-single-word="false"/>
      <style:text-properties fo:color="#000000" style:font-name="Ubuntu" fo:font-size="12pt" fo:font-weight="bold" officeooo:rsid="0035f552" officeooo:paragraph-rsid="0035f552" style:font-size-asian="12pt" style:font-weight-asian="bold" style:font-size-complex="12pt" style:font-weight-complex="bold"/>
    </style:style>
    <style:style style:name="P41" style:family="paragraph" style:parent-style-name="Standard" style:list-style-name="L8">
      <style:paragraph-properties fo:text-align="justify" style:justify-single-word="false"/>
      <style:text-properties fo:color="#000000" style:font-name="Ubuntu" fo:font-size="12pt" fo:font-weight="normal" officeooo:rsid="0035f552" officeooo:paragraph-rsid="0035f552" style:font-size-asian="12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margin-left="2.54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0f1896" officeooo:paragraph-rsid="000f1896" fo:background-color="transparent" style:font-size-asian="12pt" style:font-size-complex="12pt"/>
    </style:style>
    <style:style style:name="P43" style:family="paragraph" style:parent-style-name="Standard" style:list-style-name="L2">
      <style:paragraph-properties fo:margin-left="2.54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25557c" officeooo:paragraph-rsid="0025557c" fo:background-color="transparent" style:font-size-asian="12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margin-left="2.54cm" fo:margin-right="0cm" fo:text-align="justify" style:justify-single-word="false" fo:text-indent="-0.635cm" style:auto-text-indent="false"/>
      <style:text-properties fo:color="#000000" style:font-name="Ubuntu" fo:font-size="12pt" fo:font-weight="normal" officeooo:rsid="0027839c" officeooo:paragraph-rsid="002ab176" fo:background-color="transparent" style:font-size-asian="12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margin-left="2.54cm" fo:margin-right="0cm" fo:text-align="justify" style:justify-single-word="false" fo:text-indent="-0.635cm" style:auto-text-indent="false"/>
      <style:text-properties fo:color="#000000" style:font-name="Ubuntu" fo:font-size="12pt" fo:font-weight="normal" officeooo:rsid="0027839c" officeooo:paragraph-rsid="0027839c" style:font-size-asian="12pt" style:font-weight-asian="normal" style:font-size-complex="12pt" style:font-weight-complex="normal"/>
    </style:style>
    <style:style style:name="P46" style:family="paragraph" style:parent-style-name="Standard" style:list-style-name="L7">
      <style:paragraph-properties fo:margin-left="2.54cm" fo:margin-right="0cm" fo:text-align="justify" style:justify-single-word="false" fo:text-indent="-0.635cm" style:auto-text-indent="false"/>
      <style:text-properties fo:color="#000000" style:font-name="Ubuntu" fo:font-size="12pt" officeooo:paragraph-rsid="002ea977" style:font-size-asian="12pt" style:font-size-complex="12pt"/>
    </style:style>
    <style:style style:name="P47" style:family="paragraph" style:parent-style-name="Standard" style:list-style-name="L8">
      <style:paragraph-properties fo:margin-left="2.54cm" fo:margin-right="0cm" fo:text-align="justify" style:justify-single-word="false" fo:text-indent="-0.635cm" style:auto-text-indent="false"/>
      <style:text-properties fo:color="#000000" style:font-name="Ubuntu" fo:font-size="12pt" officeooo:rsid="00357348" officeooo:paragraph-rsid="00357348" style:font-size-asian="12pt" style:font-size-complex="12pt"/>
    </style:style>
    <style:style style:name="P48" style:family="paragraph" style:parent-style-name="Standard" style:list-style-name="L2">
      <style:paragraph-properties fo:margin-left="3.81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25557c" officeooo:paragraph-rsid="0025557c" fo:background-color="transparent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margin-left="3.81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26d39d" officeooo:paragraph-rsid="0026d39d" fo:background-color="transparent" style:font-size-asian="12pt" style:font-weight-asian="normal" style:font-size-complex="12pt" style:font-weight-complex="normal"/>
    </style:style>
    <style:style style:name="P50" style:family="paragraph" style:parent-style-name="Standard" style:list-style-name="L8">
      <style:paragraph-properties fo:margin-left="3.81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2ea977" officeooo:paragraph-rsid="002ea977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6">
      <style:paragraph-properties fo:margin-left="3.81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2ea977" officeooo:paragraph-rsid="002ea977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margin-left="3.81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26d39d" officeooo:paragraph-rsid="0028ee7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margin-left="3.81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2ab176" officeooo:paragraph-rsid="002ea97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5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2ab176" fo:background-color="transparent" style:font-size-asian="12pt" style:font-size-complex="12pt"/>
    </style:style>
    <style:style style:name="P55" style:family="paragraph" style:parent-style-name="Standard" style:list-style-name="L8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2ea977" fo:background-color="transparent" style:font-size-asian="12pt" style:font-size-complex="12pt"/>
    </style:style>
    <style:style style:name="P56" style:family="paragraph" style:parent-style-name="Standard" style:list-style-name="L5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27839c" style:font-size-asian="12pt" style:font-size-complex="12pt"/>
    </style:style>
    <style:style style:name="P57" style:family="paragraph" style:parent-style-name="Standard" style:list-style-name="L5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28ee76" style:font-size-asian="12pt" style:font-size-complex="12pt"/>
    </style:style>
    <style:style style:name="P58" style:family="paragraph" style:parent-style-name="Standard" style:list-style-name="L5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2ab176" style:font-size-asian="12pt" style:font-size-complex="12pt"/>
    </style:style>
    <style:style style:name="P59" style:family="paragraph" style:parent-style-name="Standard" style:list-style-name="L5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2caf99" style:font-size-asian="12pt" style:font-size-complex="12pt"/>
    </style:style>
    <style:style style:name="P60" style:family="paragraph" style:parent-style-name="Standard" style:list-style-name="L5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2ea977" style:font-size-asian="12pt" style:font-size-complex="12pt"/>
    </style:style>
    <style:style style:name="P61" style:family="paragraph" style:parent-style-name="Standard" style:list-style-name="L8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2ea977" style:font-size-asian="12pt" style:font-size-complex="12pt"/>
    </style:style>
    <style:style style:name="P62" style:family="paragraph" style:parent-style-name="Standard" style:list-style-name="L8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338639" style:font-size-asian="12pt" style:font-size-complex="12pt"/>
    </style:style>
    <style:style style:name="P63" style:family="paragraph" style:parent-style-name="Standard" style:list-style-name="L8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357348" style:font-size-asian="12pt" style:font-size-complex="12pt"/>
    </style:style>
    <style:style style:name="P64" style:family="paragraph" style:parent-style-name="Standard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paragraph-rsid="002ea977" style:font-size-asian="12pt" style:font-size-complex="12pt"/>
    </style:style>
    <style:style style:name="P65" style:family="paragraph" style:parent-style-name="Standard" style:list-style-name="L8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officeooo:rsid="00357348" officeooo:paragraph-rsid="00357348" style:font-size-asian="12pt" style:font-size-complex="12pt"/>
    </style:style>
    <style:style style:name="P66" style:family="paragraph" style:parent-style-name="Standard" style:list-style-name="L8">
      <style:paragraph-properties fo:margin-left="3.81cm" fo:margin-right="0cm" fo:text-align="justify" style:justify-single-word="false" fo:text-indent="-0.635cm" style:auto-text-indent="false"/>
      <style:text-properties fo:color="#000000" style:font-name="Ubuntu" fo:font-size="12pt" fo:font-weight="normal" officeooo:rsid="0035f552" officeooo:paragraph-rsid="003600be" style:font-size-asian="12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bold" officeooo:rsid="0026d39d" officeooo:paragraph-rsid="0026d39d" fo:background-color="transparent" style:font-size-asian="12pt" style:font-weight-asian="bold" style:font-size-complex="12pt" style:font-weight-complex="bold"/>
    </style:style>
    <style:style style:name="P68" style:family="paragraph" style:parent-style-name="Standard" style:list-style-name="L8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bold" officeooo:rsid="00338639" officeooo:paragraph-rsid="00338639" style:font-size-asian="12pt" style:font-weight-asian="bold" style:font-size-complex="12pt" style:font-weight-complex="bold"/>
    </style:style>
    <style:style style:name="P69" style:family="paragraph" style:parent-style-name="Standard" style:list-style-name="L5">
      <style:paragraph-properties fo:margin-left="1.27cm" fo:margin-right="0cm" fo:text-align="justify" style:justify-single-word="false" fo:text-indent="-0.635cm" style:auto-text-indent="false"/>
      <style:text-properties fo:color="#000000" style:font-name="Ubuntu" fo:font-size="12pt" officeooo:rsid="0028ee76" officeooo:paragraph-rsid="0028ee76" fo:background-color="transparent" style:font-size-asian="12pt" style:font-size-complex="12pt"/>
    </style:style>
    <style:style style:name="P70" style:family="paragraph" style:parent-style-name="Standard" style:list-style-name="L5">
      <style:paragraph-properties fo:margin-left="1.27cm" fo:margin-right="0cm" fo:text-align="justify" style:justify-single-word="false" fo:text-indent="-0.635cm" style:auto-text-indent="false"/>
      <style:text-properties fo:color="#000000" style:font-name="Ubuntu" fo:font-size="12pt" officeooo:paragraph-rsid="002caf99" fo:background-color="transparent" style:font-size-asian="12pt" style:font-size-complex="12pt"/>
    </style:style>
    <style:style style:name="P71" style:family="paragraph" style:parent-style-name="Standard" style:list-style-name="L8">
      <style:paragraph-properties fo:margin-left="1.27cm" fo:margin-right="0cm" fo:text-align="justify" style:justify-single-word="false" fo:text-indent="-0.635cm" style:auto-text-indent="false"/>
      <style:text-properties fo:color="#000000" style:font-name="Ubuntu" fo:font-size="12pt" fo:font-weight="bold" officeooo:rsid="00338639" officeooo:paragraph-rsid="00338639" style:font-size-asian="12pt" style:font-weight-asian="bold" style:font-size-complex="12pt" style:font-weight-complex="bold"/>
    </style:style>
    <style:style style:name="P72" style:family="paragraph" style:parent-style-name="Standard" style:list-style-name="L5">
      <style:paragraph-properties fo:margin-left="-0.635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0f7bce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231f71" fo:background-color="transparent" style:font-size-asian="12pt" style:font-size-complex="12pt"/>
    </style:style>
    <style:style style:name="P74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25557c" officeooo:paragraph-rsid="0026d39d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26d39d" officeooo:paragraph-rsid="0026d39d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2ea977" officeooo:paragraph-rsid="002ea977" fo:background-color="transparent" style:font-size-asian="12pt" style:font-weight-asian="normal" style:font-size-complex="12pt" style:font-weight-complex="normal"/>
    </style:style>
    <style:style style:name="P77" style:family="paragraph" style:parent-style-name="Standard" style:list-style-name="L5" style:master-page-name="">
      <style:paragraph-properties fo:text-align="justify" style:justify-single-word="false" style:page-number="auto"/>
      <style:text-properties fo:font-variant="normal" fo:text-transform="none" fo:color="#000000" style:font-name="Ubuntu" fo:font-size="12pt" fo:letter-spacing="normal" fo:font-style="normal" fo:font-weight="normal" officeooo:rsid="000e01a7" officeooo:paragraph-rsid="000e01a7" fo:background-color="transparent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0e01a7" officeooo:paragraph-rsid="000e01a7" fo:background-color="transparent" style:font-size-asian="12pt" style:font-weight-asian="normal" style:font-size-complex="12pt" style:font-weight-complex="normal"/>
    </style:style>
    <style:style style:name="P79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</style:style>
    <style:style style:name="P80" style:family="paragraph" style:parent-style-name="Text_20_body" style:list-style-name="L1">
      <style:paragraph-properties fo:margin-top="0cm" fo:margin-bottom="0.265cm" style:contextual-spacing="false" style:line-height-at-least="0.529cm" fo:widows="1" fo:padding="0cm" fo:border="none"/>
    </style:style>
    <style:style style:name="T1" style:family="text">
      <style:text-properties officeooo:rsid="000f1896"/>
    </style:style>
    <style:style style:name="T2" style:family="text">
      <style:text-properties fo:color="#3c3c3c" style:font-name="Monospace"/>
    </style:style>
    <style:style style:name="T3" style:family="text">
      <style:text-properties fo:color="#3c3c3c" style:font-name="Monospace" fo:font-size="10pt" style:font-size-asian="10pt"/>
    </style:style>
    <style:style style:name="T4" style:family="text">
      <style:text-properties fo:color="#3c3c3c" style:font-name="Monospace" style:text-underline-style="none"/>
    </style:style>
    <style:style style:name="T5" style:family="text">
      <style:text-properties fo:color="#3c3c3c" style:font-name="Monospace" officeooo:rsid="00142671"/>
    </style:style>
    <style:style style:name="T6" style:family="text">
      <style:text-properties fo:color="#3c3c3c" style:font-name="Monospace" fo:font-size="9pt"/>
    </style:style>
    <style:style style:name="T7" style:family="text">
      <style:text-properties fo:color="#3c3c3c" style:font-name="Monospace" officeooo:rsid="001c7dad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 fo:font-weight="normal" officeooo:rsid="000f1896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26d39d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ab176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7839c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839c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2ea977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letter-spacing="normal" fo:font-style="normal" fo:font-weight="normal" officeooo:rsid="0026d39d" fo:background-color="transparent" loext:char-shading-value="0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ab176" fo:background-color="transparent" loext:char-shading-value="0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letter-spacing="normal" fo:font-style="normal" fo:font-weight="bold" officeooo:rsid="000f1896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letter-spacing="normal" fo:font-style="normal" officeooo:rsid="000f1896" style:font-style-asian="italic" style:font-style-complex="italic"/>
    </style:style>
    <style:style style:name="T19" style:family="text">
      <style:text-properties fo:font-variant="normal" fo:text-transform="none" fo:letter-spacing="normal" fo:font-style="normal" officeooo:rsid="0028ee76" style:font-style-asian="italic" style:font-style-complex="italic"/>
    </style:style>
    <style:style style:name="T20" style:family="text">
      <style:text-properties fo:font-variant="normal" fo:text-transform="none" fo:letter-spacing="normal" fo:font-style="normal" officeooo:rsid="002ab176" style:font-style-asian="italic" style:font-style-complex="italic"/>
    </style:style>
    <style:style style:name="T21" style:family="text">
      <style:text-properties fo:font-variant="normal" fo:text-transform="none" fo:letter-spacing="normal" fo:font-style="normal" fo:background-color="transparent" loext:char-shading-value="0"/>
    </style:style>
    <style:style style:name="T22" style:family="text">
      <style:text-properties fo:font-variant="normal" fo:text-transform="none" fo:letter-spacing="normal" fo:font-style="normal" officeooo:rsid="0028ee76" fo:background-color="transparent" loext:char-shading-value="0"/>
    </style:style>
    <style:style style:name="T23" style:family="text">
      <style:text-properties fo:font-variant="normal" fo:text-transform="none" fo:letter-spacing="normal" fo:font-style="normal" fo:background-color="transparent" loext:char-shading-value="0" style:font-style-asian="italic" style:font-style-complex="italic"/>
    </style:style>
    <style:style style:name="T24" style:family="text">
      <style:text-properties fo:font-variant="normal" fo:text-transform="none" fo:letter-spacing="normal" fo:font-style="normal" officeooo:rsid="002ab176" fo:background-color="transparent" loext:char-shading-value="0" style:font-style-asian="italic" style:font-style-complex="italic"/>
    </style:style>
    <style:style style:name="T25" style:family="text">
      <style:text-properties fo:font-variant="normal" fo:text-transform="none" fo:letter-spacing="normal" fo:font-style="normal" officeooo:rsid="003600be" fo:background-color="transparent" loext:char-shading-value="0" style:font-style-asian="italic" style:font-style-complex="italic"/>
    </style:style>
    <style:style style:name="T26" style:family="text">
      <style:text-properties fo:font-variant="normal" fo:text-transform="none" fo:letter-spacing="normal" fo:font-style="normal" officeooo:rsid="0026d39d" fo:background-color="transparent" loext:char-shading-value="0" style:font-style-asian="italic" style:font-style-complex="italic"/>
    </style:style>
    <style:style style:name="T27" style:family="text">
      <style:text-properties fo:font-variant="normal" fo:text-transform="none" fo:letter-spacing="normal" officeooo:rsid="0026d39d"/>
    </style:style>
    <style:style style:name="T28" style:family="text">
      <style:text-properties fo:font-variant="normal" fo:text-transform="none" fo:letter-spacing="normal" officeooo:rsid="002caf99"/>
    </style:style>
    <style:style style:name="T29" style:family="text">
      <style:text-properties fo:font-variant="normal" fo:text-transform="none" fo:letter-spacing="normal" fo:font-weight="bold" officeooo:rsid="002caf99" style:font-weight-asian="bold" style:font-weight-complex="bold"/>
    </style:style>
    <style:style style:name="T30" style:family="text">
      <style:text-properties fo:font-variant="normal" fo:text-transform="none" fo:letter-spacing="normal" officeooo:rsid="002ea977"/>
    </style:style>
    <style:style style:name="T31" style:family="text">
      <style:text-properties fo:font-variant="normal" fo:text-transform="none" fo:letter-spacing="normal" officeooo:rsid="0035f552"/>
    </style:style>
    <style:style style:name="T32" style:family="text">
      <style:text-properties fo:font-variant="normal" fo:text-transform="none" fo:letter-spacing="normal" officeooo:rsid="0037afa2"/>
    </style:style>
    <style:style style:name="T33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4" style:family="text">
      <style:text-properties fo:font-variant="normal" fo:text-transform="none" fo:letter-spacing="normal" fo:font-style="italic" fo:font-weight="normal" officeooo:rsid="002ab176" fo:background-color="transparent" loext:char-shading-value="0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letter-spacing="normal" fo:font-style="italic" fo:font-weight="normal" officeooo:rsid="002caf99" fo:background-color="transparent" loext:char-shading-value="0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letter-spacing="normal" fo:font-style="italic" fo:font-weight="normal" officeooo:rsid="002ea977" fo:background-color="transparent" loext:char-shading-value="0" style:font-style-asian="italic" style:font-weight-asian="bold" style:font-style-complex="italic" style:font-weight-complex="bold"/>
    </style:style>
    <style:style style:name="T37" style:family="text">
      <style:text-properties fo:font-variant="normal" fo:text-transform="none" fo:letter-spacing="normal" fo:font-style="italic" fo:font-weight="normal" officeooo:rsid="00338639" fo:background-color="transparent" loext:char-shading-value="0" style:font-style-asian="italic" style:font-weight-asian="bold" style:font-style-complex="italic" style:font-weight-complex="bold"/>
    </style:style>
    <style:style style:name="T38" style:family="text">
      <style:text-properties fo:font-variant="normal" fo:text-transform="none" fo:letter-spacing="normal" fo:font-style="italic" fo:font-weight="normal" officeooo:rsid="00357348" fo:background-color="transparent" loext:char-shading-value="0" style:font-style-asian="italic" style:font-weight-asian="bold" style:font-style-complex="italic" style:font-weight-complex="bold"/>
    </style:style>
    <style:style style:name="T39" style:family="text">
      <style:text-properties fo:font-variant="normal" fo:text-transform="none" fo:color="#000000" style:font-name="Ubuntu" fo:font-size="12pt" fo:letter-spacing="normal" fo:font-style="normal" fo:font-weight="normal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font-name="Ubuntu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41" style:family="text">
      <style:text-properties fo:font-variant="normal" fo:text-transform="none" fo:color="#000000" style:font-name="Ubuntu" fo:font-size="12pt" fo:letter-spacing="normal" fo:font-style="normal" fo:font-weight="normal" officeooo:rsid="0027839c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Ubuntu" fo:font-size="12pt" fo:letter-spacing="normal" fo:font-style="normal" fo:font-weight="normal" officeooo:rsid="0026d39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variant="normal" fo:text-transform="none" fo:color="#000000" style:font-name="Ubuntu" fo:font-size="12pt" fo:letter-spacing="normal" fo:font-style="normal" fo:font-weight="normal" officeooo:rsid="002ab176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fo:font-variant="normal" fo:text-transform="none" fo:color="#000000" style:font-name="Ubuntu" fo:font-size="12pt" fo:letter-spacing="normal" fo:font-style="normal" fo:font-weight="normal" officeooo:rsid="0027839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000000" style:font-name="Ubuntu" fo:font-size="12pt" fo:letter-spacing="normal" fo:font-style="normal" fo:font-weight="normal" officeooo:rsid="002ea97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font-name="Ubuntu" fo:font-size="12pt" fo:letter-spacing="normal" fo:font-style="normal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font-name="Ubuntu" fo:font-size="12pt" fo:letter-spacing="normal" fo:font-style="normal" officeooo:rsid="0028ee76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0000" style:font-name="Ubuntu" fo:font-size="12pt" fo:letter-spacing="normal" fo:font-style="normal" fo:background-color="transparent" loext:char-shading-value="0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fo:color="#000000" style:font-name="Ubuntu" fo:font-size="12pt" fo:letter-spacing="normal" fo:font-style="normal" officeooo:rsid="002ab176" fo:background-color="transparent" loext:char-shading-value="0" style:font-size-asian="12pt" style:font-style-asian="italic" style:font-size-complex="12pt" style:font-style-complex="italic"/>
    </style:style>
    <style:style style:name="T50" style:family="text">
      <style:text-properties fo:font-variant="normal" fo:text-transform="none" fo:color="#000000" style:font-name="Ubuntu" fo:font-size="12pt" fo:letter-spacing="normal" fo:font-style="normal" officeooo:rsid="003600be" fo:background-color="transparent" loext:char-shading-value="0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fo:color="#000000" style:font-name="Ubuntu" fo:font-size="12pt" fo:letter-spacing="normal" fo:font-style="normal" officeooo:rsid="0026d39d" fo:background-color="transparent" loext:char-shading-value="0" style:font-size-asian="12pt" style:font-style-asian="italic" style:font-size-complex="12pt" style:font-style-complex="italic"/>
    </style:style>
    <style:style style:name="T52" style:family="text">
      <style:text-properties fo:font-variant="normal" fo:text-transform="none" fo:color="#000000" style:font-name="Ubuntu" fo:font-size="12pt" fo:letter-spacing="normal" fo:font-style="italic" fo:font-weight="normal" officeooo:rsid="002ab176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font-variant="normal" fo:text-transform="none" fo:color="#000000" style:font-name="Ubuntu" fo:font-size="12pt" fo:letter-spacing="normal" fo:font-style="italic" fo:font-weight="normal" officeooo:rsid="002caf99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font-variant="normal" fo:text-transform="none" fo:color="#000000" style:font-name="Ubuntu" fo:font-size="12pt" fo:letter-spacing="normal" fo:font-style="italic" fo:font-weight="normal" officeooo:rsid="002ea97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variant="normal" fo:text-transform="none" fo:color="#000000" style:font-name="Ubuntu" fo:font-size="12pt" fo:letter-spacing="normal" fo:font-style="italic" fo:font-weight="normal" officeooo:rsid="00338639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variant="normal" fo:text-transform="none" fo:color="#000000" style:font-name="Ubuntu" fo:font-size="12pt" fo:letter-spacing="normal" fo:font-style="italic" fo:font-weight="normal" officeooo:rsid="00357348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size-complex="12pt"/>
    </style:style>
    <style:style style:name="T58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59" style:family="text">
      <style:text-properties fo:font-variant="normal" fo:text-transform="none" fo:color="#000000" fo:font-size="12pt" fo:letter-spacing="normal" fo:font-style="normal" fo:font-weight="normal" officeooo:rsid="0027839c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fo:font-size="12pt" fo:letter-spacing="normal" fo:font-style="normal" fo:font-weight="normal" officeooo:rsid="0027839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fo:font-size="12pt" fo:letter-spacing="normal" fo:font-style="normal" fo:font-weight="normal" officeooo:rsid="002ea97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fo:color="#000000" fo:font-size="12pt" fo:letter-spacing="normal" fo:font-style="normal" fo:font-weight="normal" officeooo:rsid="0026d39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variant="normal" fo:text-transform="none" fo:color="#000000" fo:font-size="12pt" fo:letter-spacing="normal" fo:font-style="normal" fo:font-weight="normal" officeooo:rsid="002ab176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variant="normal" fo:text-transform="none" fo:color="#000000" fo:font-size="12pt" fo:letter-spacing="normal" fo:font-style="normal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000000" fo:font-size="12pt" fo:letter-spacing="normal" fo:font-style="normal" officeooo:rsid="0028ee76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fo:color="#000000" fo:font-size="12pt" fo:letter-spacing="normal" fo:font-style="normal" fo:background-color="transparent" loext:char-shading-value="0" style:font-size-asian="12pt" style:font-style-asian="italic" style:font-size-complex="12pt" style:font-style-complex="italic"/>
    </style:style>
    <style:style style:name="T67" style:family="text">
      <style:text-properties fo:font-variant="normal" fo:text-transform="none" fo:color="#000000" fo:font-size="12pt" fo:letter-spacing="normal" fo:font-style="normal" officeooo:rsid="002ab176" fo:background-color="transparent" loext:char-shading-value="0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fo:color="#000000" fo:font-size="12pt" fo:letter-spacing="normal" fo:font-style="normal" officeooo:rsid="003600be" fo:background-color="transparent" loext:char-shading-value="0" style:font-size-asian="12pt" style:font-style-asian="italic" style:font-size-complex="12pt" style:font-style-complex="italic"/>
    </style:style>
    <style:style style:name="T69" style:family="text">
      <style:text-properties fo:font-variant="normal" fo:text-transform="none" fo:color="#000000" fo:font-size="12pt" fo:letter-spacing="normal" fo:font-style="normal" officeooo:rsid="0026d39d" fo:background-color="transparent" loext:char-shading-value="0" style:font-size-asian="12pt" style:font-style-asian="italic" style:font-size-complex="12pt" style:font-style-complex="italic"/>
    </style:style>
    <style:style style:name="T70" style:family="text">
      <style:text-properties fo:font-variant="normal" fo:text-transform="none" fo:color="#000000" fo:font-size="12pt" fo:letter-spacing="normal" fo:font-style="italic" fo:font-weight="normal" officeooo:rsid="002ab176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fo:font-variant="normal" fo:text-transform="none" fo:color="#000000" fo:font-size="12pt" fo:letter-spacing="normal" fo:font-style="italic" fo:font-weight="normal" officeooo:rsid="002caf99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2" style:family="text">
      <style:text-properties fo:font-variant="normal" fo:text-transform="none" fo:color="#000000" fo:font-size="12pt" fo:letter-spacing="normal" fo:font-style="italic" fo:font-weight="normal" officeooo:rsid="002ea977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fo:font-variant="normal" fo:text-transform="none" fo:color="#000000" fo:font-size="12pt" fo:letter-spacing="normal" fo:font-style="italic" fo:font-weight="normal" officeooo:rsid="00338639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4" style:family="text">
      <style:text-properties fo:font-variant="normal" fo:text-transform="none" fo:color="#000000" fo:font-size="12pt" fo:letter-spacing="normal" fo:font-style="italic" fo:font-weight="normal" officeooo:rsid="00357348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75" style:family="text">
      <style:text-properties fo:font-variant="normal" fo:text-transform="none" fo:color="#000000" style:font-name="Ubuntu" fo:font-size="12pt" fo:letter-spacing="normal" fo:font-style="normal" fo:font-weight="normal" fo:background-color="transparent" loext:char-shading-value="0" style:font-size-asian="12pt" style:font-size-complex="12pt"/>
    </style:style>
    <style:style style:name="T76" style:family="text">
      <style:text-properties fo:font-variant="normal" fo:text-transform="none" fo:color="#000000" style:font-name="Ubuntu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77" style:family="text">
      <style:text-properties fo:font-variant="normal" fo:text-transform="none" fo:color="#000000" style:font-name="Ubuntu" fo:letter-spacing="normal" fo:font-style="normal" fo:font-weight="normal" fo:background-color="transparent" loext:char-shading-value="0"/>
    </style:style>
    <style:style style:name="T78" style:family="text">
      <style:text-properties fo:font-variant="normal" fo:text-transform="none" fo:color="#000000" style:font-name="Ubuntu" fo:letter-spacing="normal" fo:font-style="normal" fo:font-weight="normal" fo:background-color="transparent" loext:char-shading-value="0" fo:padding="0cm" fo:border="none"/>
    </style:style>
    <style:style style:name="T79" style:family="text">
      <style:text-properties fo:font-variant="normal" fo:text-transform="none" fo:color="#000000" fo:letter-spacing="normal" fo:font-style="normal" fo:background-color="transparent" loext:char-shading-value="0"/>
    </style:style>
    <style:style style:name="T80" style:family="text">
      <style:text-properties fo:font-variant="normal" fo:text-transform="none" fo:color="#000000" fo:letter-spacing="normal" fo:font-style="normal" officeooo:rsid="0028ee76" fo:background-color="transparent" loext:char-shading-value="0"/>
    </style:style>
    <style:style style:name="T81" style:family="text">
      <style:text-properties fo:font-variant="normal" fo:text-transform="none" fo:color="#000000" fo:letter-spacing="normal" fo:font-style="normal" fo:background-color="transparent" loext:char-shading-value="0" style:font-style-asian="italic" style:font-style-complex="italic"/>
    </style:style>
    <style:style style:name="T82" style:family="text">
      <style:text-properties fo:font-variant="normal" fo:text-transform="none" fo:color="#000000" fo:letter-spacing="normal" fo:font-style="normal" officeooo:rsid="002ab176" fo:background-color="transparent" loext:char-shading-value="0" style:font-style-asian="italic" style:font-style-complex="italic"/>
    </style:style>
    <style:style style:name="T83" style:family="text">
      <style:text-properties fo:font-variant="normal" fo:text-transform="none" fo:color="#000000" fo:letter-spacing="normal" fo:font-style="normal" officeooo:rsid="003600be" fo:background-color="transparent" loext:char-shading-value="0" style:font-style-asian="italic" style:font-style-complex="italic"/>
    </style:style>
    <style:style style:name="T84" style:family="text">
      <style:text-properties fo:font-variant="normal" fo:text-transform="none" fo:color="#000000" fo:letter-spacing="normal" fo:font-style="normal" officeooo:rsid="0026d39d" fo:background-color="transparent" loext:char-shading-value="0" style:font-style-asian="italic" style:font-style-complex="italic"/>
    </style:style>
    <style:style style:name="T85" style:family="text">
      <style:text-properties fo:font-variant="normal" fo:text-transform="none" fo:color="#000000" fo:letter-spacing="normal" fo:font-style="normal" fo:font-weight="normal" officeooo:rsid="0027839c" fo:background-color="transparent" loext:char-shading-value="0" style:font-weight-asian="normal" style:font-weight-complex="normal"/>
    </style:style>
    <style:style style:name="T86" style:family="text">
      <style:text-properties fo:font-variant="normal" fo:text-transform="none" fo:color="#000000" fo:letter-spacing="normal" fo:font-style="normal" fo:font-weight="normal" officeooo:rsid="0027839c" fo:background-color="transparent" loext:char-shading-value="0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fo:letter-spacing="normal" fo:font-style="normal" fo:font-weight="normal" officeooo:rsid="002ea977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000000" fo:letter-spacing="normal" fo:font-style="normal" fo:font-weight="normal" officeooo:rsid="0026d39d" fo:background-color="transparent" loext:char-shading-value="0" style:font-style-asian="italic" style:font-weight-asian="normal" style:font-style-complex="italic" style:font-weight-complex="normal"/>
    </style:style>
    <style:style style:name="T89" style:family="text">
      <style:text-properties fo:font-variant="normal" fo:text-transform="none" fo:color="#000000" fo:letter-spacing="normal" fo:font-style="normal" fo:font-weight="normal" officeooo:rsid="002ab176" fo:background-color="transparent" loext:char-shading-value="0" style:font-style-asian="italic" style:font-weight-asian="normal" style:font-style-complex="italic" style:font-weight-complex="normal"/>
    </style:style>
    <style:style style:name="T90" style:family="text">
      <style:text-properties fo:font-variant="normal" fo:text-transform="none" fo:color="#000000" fo:letter-spacing="normal" fo:font-style="italic" fo:font-weight="normal" officeooo:rsid="002ab176" fo:background-color="transparent" loext:char-shading-value="0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0000" fo:letter-spacing="normal" fo:font-style="italic" fo:font-weight="normal" officeooo:rsid="002caf99" fo:background-color="transparent" loext:char-shading-value="0" style:font-style-asian="italic" style:font-weight-asian="bold" style:font-style-complex="italic" style:font-weight-complex="bold"/>
    </style:style>
    <style:style style:name="T92" style:family="text">
      <style:text-properties fo:font-variant="normal" fo:text-transform="none" fo:color="#000000" fo:letter-spacing="normal" fo:font-style="italic" fo:font-weight="normal" officeooo:rsid="002ea977" fo:background-color="transparent" loext:char-shading-value="0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fo:color="#000000" fo:letter-spacing="normal" fo:font-style="italic" fo:font-weight="normal" officeooo:rsid="00338639" fo:background-color="transparent" loext:char-shading-value="0" style:font-style-asian="italic" style:font-weight-asian="bold" style:font-style-complex="italic" style:font-weight-complex="bold"/>
    </style:style>
    <style:style style:name="T94" style:family="text">
      <style:text-properties fo:font-variant="normal" fo:text-transform="none" fo:color="#000000" fo:letter-spacing="normal" fo:font-style="italic" fo:font-weight="normal" officeooo:rsid="00357348" fo:background-color="transparent" loext:char-shading-value="0" style:font-style-asian="italic" style:font-weight-asian="bold" style:font-style-complex="italic" style:font-weight-complex="bold"/>
    </style:style>
    <style:style style:name="T95" style:family="text">
      <style:text-properties fo:font-variant="normal" fo:text-transform="none" fo:color="#0088cc" style:text-line-through-style="none" style:text-line-through-type="none" style:font-name="Ubuntu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fo:padding="0cm" fo:border="none"/>
    </style:style>
    <style:style style:name="T96" style:family="text">
      <style:text-properties fo:font-variant="normal" fo:text-transform="none" fo:color="#3333ff" style:font-name="Ubuntu" fo:font-size="12pt" fo:letter-spacing="normal" fo:font-style="normal" fo:font-weight="normal" officeooo:rsid="00104a39" fo:background-color="transparent" loext:char-shading-value="0" style:font-size-asian="12pt" style:font-size-complex="12pt"/>
    </style:style>
    <style:style style:name="T97" style:family="text">
      <style:text-properties fo:font-variant="normal" fo:text-transform="none" fo:color="#333333" style:font-name="Helvetica Neue" fo:letter-spacing="normal" fo:font-style="normal" fo:font-weight="bold"/>
    </style:style>
    <style:style style:name="T98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/>
    </style:style>
    <style:style style:name="T99" style:family="text">
      <style:text-properties fo:font-variant="normal" fo:text-transform="none" style:font-name="Ubuntu" fo:letter-spacing="normal" fo:font-style="normal" officeooo:rsid="0028ee76" style:font-style-asian="italic" style:font-style-complex="italic"/>
    </style:style>
    <style:style style:name="T100" style:family="text">
      <style:text-properties fo:font-variant="normal" fo:text-transform="none" style:font-name="Ubuntu" fo:font-size="12pt" fo:letter-spacing="normal" fo:font-style="italic" fo:font-weight="normal" style:font-size-asian="12pt" style:font-style-asian="italic" style:font-size-complex="12pt" style:font-style-complex="italic"/>
    </style:style>
    <style:style style:name="T101" style:family="text">
      <style:text-properties fo:font-variant="normal" fo:text-transform="none" fo:font-size="12pt" fo:letter-spacing="normal" fo:font-style="italic" fo:font-weight="normal" style:font-size-asian="12pt" style:font-style-asian="italic" style:font-size-complex="12pt" style:font-style-complex="italic"/>
    </style:style>
    <style:style style:name="T102" style:family="text">
      <style:text-properties fo:font-variant="normal" fo:text-transform="none" style:font-name="Ubuntu" fo:font-size="12pt" fo:letter-spacing="normal" fo:font-style="normal" fo:font-weight="normal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style:font-name="Ubuntu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104" style:family="text">
      <style:text-properties fo:color="#000000" style:font-name="Ubuntu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05" style:family="text">
      <style:text-properties fo:color="#000000" style:font-name="Ubuntu" fo:font-size="12pt" officeooo:rsid="002caf99" fo:background-color="transparent" loext:char-shading-value="0" style:font-size-asian="12pt" style:font-size-complex="12pt"/>
    </style:style>
    <style:style style:name="T106" style:family="text">
      <style:text-properties fo:color="#000000" style:font-name="Ubuntu" fo:font-size="12pt" officeooo:rsid="002ea977" fo:background-color="transparent" loext:char-shading-value="0" style:font-size-asian="12pt" style:font-size-complex="12pt"/>
    </style:style>
    <style:style style:name="T107" style:family="text">
      <style:text-properties fo:color="#000000" style:font-name="Ubuntu" fo:font-size="12pt" officeooo:rsid="002f98b4" fo:background-color="transparent" loext:char-shading-value="0" style:font-size-asian="12pt" style:font-size-complex="12pt"/>
    </style:style>
    <style:style style:name="T108" style:family="text">
      <style:text-properties fo:color="#000000" style:font-name="Ubuntu" fo:font-size="12pt" officeooo:rsid="00338639" fo:background-color="transparent" loext:char-shading-value="0" style:font-size-asian="12pt" style:font-size-complex="12pt"/>
    </style:style>
    <style:style style:name="T109" style:family="text">
      <style:text-properties fo:color="#000000" style:font-name="Ubuntu" fo:font-size="12pt" officeooo:rsid="0035f552" fo:background-color="transparent" loext:char-shading-value="0" style:font-size-asian="12pt" style:font-size-complex="12pt"/>
    </style:style>
    <style:style style:name="T110" style:family="text">
      <style:text-properties fo:color="#000000" style:font-name="Ubuntu" fo:font-size="12pt" officeooo:rsid="0037afa2" fo:background-color="transparent" loext:char-shading-value="0" style:font-size-asian="12pt" style:font-size-complex="12pt"/>
    </style:style>
    <style:style style:name="T111" style:family="text">
      <style:text-properties fo:color="#000000" style:font-name="Ubuntu" fo:font-size="12pt" fo:font-weight="bold" officeooo:rsid="000f1896" fo:background-color="transparent" loext:char-shading-value="0" style:font-size-asian="12pt" style:font-weight-asian="bold" style:font-size-complex="12pt" style:font-weight-complex="bold"/>
    </style:style>
    <style:style style:name="T112" style:family="text">
      <style:text-properties fo:color="#000000" style:font-name="Ubuntu" fo:font-size="12pt" fo:font-weight="bold" officeooo:rsid="002ea977" fo:background-color="transparent" loext:char-shading-value="0" style:font-size-asian="12pt" style:font-weight-asian="bold" style:font-size-complex="12pt" style:font-weight-complex="bold"/>
    </style:style>
    <style:style style:name="T113" style:family="text">
      <style:text-properties fo:color="#000000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14" style:family="text">
      <style:text-properties fo:color="#000000" fo:font-size="12pt" officeooo:rsid="0037afa2" fo:background-color="transparent" loext:char-shading-value="0" style:font-size-asian="12pt" style:font-size-complex="12pt"/>
    </style:style>
    <style:style style:name="T115" style:family="text">
      <style:text-properties fo:color="#000000" fo:font-size="12pt" officeooo:rsid="002caf99" fo:background-color="transparent" loext:char-shading-value="0" style:font-size-asian="12pt" style:font-size-complex="12pt"/>
    </style:style>
    <style:style style:name="T116" style:family="text">
      <style:text-properties fo:color="#000000" fo:font-size="12pt" officeooo:rsid="002ea977" fo:background-color="transparent" loext:char-shading-value="0" style:font-size-asian="12pt" style:font-size-complex="12pt"/>
    </style:style>
    <style:style style:name="T117" style:family="text">
      <style:text-properties fo:color="#000000" fo:font-size="12pt" officeooo:rsid="0035f552" fo:background-color="transparent" loext:char-shading-value="0" style:font-size-asian="12pt" style:font-size-complex="12pt"/>
    </style:style>
    <style:style style:name="T118" style:family="text">
      <style:text-properties fo:color="#000000" fo:font-size="12pt" officeooo:rsid="00338639" fo:background-color="transparent" loext:char-shading-value="0" style:font-size-asian="12pt" style:font-size-complex="12pt"/>
    </style:style>
    <style:style style:name="T119" style:family="text">
      <style:text-properties fo:color="#000000" fo:font-size="12pt" officeooo:rsid="002f98b4" fo:background-color="transparent" loext:char-shading-value="0" style:font-size-asian="12pt" style:font-size-complex="12pt"/>
    </style:style>
    <style:style style:name="T120" style:family="text">
      <style:text-properties fo:color="#000000" fo:font-size="12pt" fo:font-weight="bold" officeooo:rsid="002ea977" fo:background-color="transparent" loext:char-shading-value="0" style:font-size-asian="12pt" style:font-weight-asian="bold" style:font-size-complex="12pt" style:font-weight-complex="bold"/>
    </style:style>
    <style:style style:name="T121" style:family="text">
      <style:text-properties fo:color="#000000" fo:font-size="12pt" fo:font-weight="bold" officeooo:rsid="000f1896" fo:background-color="transparent" loext:char-shading-value="0" style:font-size-asian="12pt" style:font-weight-asian="bold" style:font-size-complex="12pt" style:font-weight-complex="bold"/>
    </style:style>
    <style:style style:name="T122" style:family="text">
      <style:text-properties fo:color="#000000" fo:font-style="italic" fo:background-color="transparent" loext:char-shading-value="0" style:font-style-asian="italic" style:font-style-complex="italic"/>
    </style:style>
    <style:style style:name="T123" style:family="text">
      <style:text-properties fo:color="#000000" officeooo:rsid="0037afa2" fo:background-color="transparent" loext:char-shading-value="0"/>
    </style:style>
    <style:style style:name="T124" style:family="text">
      <style:text-properties fo:color="#000000" officeooo:rsid="002caf99" fo:background-color="transparent" loext:char-shading-value="0"/>
    </style:style>
    <style:style style:name="T125" style:family="text">
      <style:text-properties fo:color="#000000" officeooo:rsid="002ea977" fo:background-color="transparent" loext:char-shading-value="0"/>
    </style:style>
    <style:style style:name="T126" style:family="text">
      <style:text-properties fo:color="#000000" officeooo:rsid="0035f552" fo:background-color="transparent" loext:char-shading-value="0"/>
    </style:style>
    <style:style style:name="T127" style:family="text">
      <style:text-properties fo:color="#000000" officeooo:rsid="00338639" fo:background-color="transparent" loext:char-shading-value="0"/>
    </style:style>
    <style:style style:name="T128" style:family="text">
      <style:text-properties fo:color="#000000" officeooo:rsid="002f98b4" fo:background-color="transparent" loext:char-shading-value="0"/>
    </style:style>
    <style:style style:name="T129" style:family="text">
      <style:text-properties fo:color="#000000" fo:font-weight="bold" officeooo:rsid="002ea977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00f1896" fo:background-color="transparent" loext:char-shading-value="0" style:font-weight-asian="bold" style:font-weight-complex="bold"/>
    </style:style>
    <style:style style:name="T131" style:family="text">
      <style:text-properties officeooo:rsid="000f1896" fo:background-color="transparent" loext:char-shading-value="0" style:font-size-asian="12pt" style:font-weight-asian="normal" style:font-size-complex="12pt" style:font-weight-complex="normal"/>
    </style:style>
    <style:style style:name="T132" style:family="text">
      <style:text-properties officeooo:rsid="0037afa2" fo:background-color="transparent" loext:char-shading-value="0"/>
    </style:style>
    <style:style style:name="T133" style:family="text">
      <style:text-properties officeooo:rsid="002caf99" fo:background-color="transparent" loext:char-shading-value="0"/>
    </style:style>
    <style:style style:name="T134" style:family="text">
      <style:text-properties officeooo:rsid="002ea977" fo:background-color="transparent" loext:char-shading-value="0"/>
    </style:style>
    <style:style style:name="T135" style:family="text">
      <style:text-properties officeooo:rsid="0035f552" fo:background-color="transparent" loext:char-shading-value="0"/>
    </style:style>
    <style:style style:name="T136" style:family="text">
      <style:text-properties officeooo:rsid="00338639" fo:background-color="transparent" loext:char-shading-value="0"/>
    </style:style>
    <style:style style:name="T137" style:family="text">
      <style:text-properties officeooo:rsid="002f98b4" fo:background-color="transparent" loext:char-shading-value="0"/>
    </style:style>
    <style:style style:name="T138" style:family="text">
      <style:text-properties fo:color="#3333ff" fo:background-color="transparent" loext:char-shading-value="0" style:font-size-asian="12pt" style:font-size-complex="12pt"/>
    </style:style>
    <style:style style:name="T139" style:family="text">
      <style:text-properties fo:color="#3333ff" officeooo:rsid="00104a39"/>
    </style:style>
    <style:style style:name="T140" style:family="text">
      <style:text-properties fo:color="#008080" style:font-name="Monospace"/>
    </style:style>
    <style:style style:name="T141" style:family="text">
      <style:text-properties fo:color="#008080" style:font-name="Monospace" officeooo:rsid="0011c904"/>
    </style:style>
    <style:style style:name="T142" style:family="text">
      <style:text-properties fo:color="#008080" style:font-name="Monospace" officeooo:rsid="00135a46"/>
    </style:style>
    <style:style style:name="T143" style:family="text">
      <style:text-properties fo:color="#008080" style:font-name="Monospace" style:text-underline-style="none"/>
    </style:style>
    <style:style style:name="T144" style:family="text">
      <style:text-properties fo:color="#008080" style:font-name="Monospace" fo:font-size="9pt"/>
    </style:style>
    <style:style style:name="T145" style:family="text">
      <style:text-properties fo:color="#008080" style:font-name="Monospace" officeooo:rsid="001c7dad"/>
    </style:style>
    <style:style style:name="T146" style:family="text">
      <style:text-properties fo:color="#3f7f7f" style:font-name="Monospace"/>
    </style:style>
    <style:style style:name="T147" style:family="text">
      <style:text-properties fo:color="#3f7f7f" style:font-name="Monospace" officeooo:rsid="0011c904"/>
    </style:style>
    <style:style style:name="T148" style:family="text">
      <style:text-properties fo:color="#3f7f7f" style:font-name="Monospace" style:text-underline-style="none"/>
    </style:style>
    <style:style style:name="T149" style:family="text">
      <style:text-properties fo:color="#3f7f7f" style:font-name="Monospace" fo:font-size="9pt"/>
    </style:style>
    <style:style style:name="T150" style:family="text">
      <style:text-properties fo:color="#3f5fbf" style:font-name="Monospace"/>
    </style:style>
    <style:style style:name="T151" style:family="text">
      <style:text-properties fo:color="#3f5fbf" style:font-name="Monospace" officeooo:rsid="0011c904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officeooo:rsid="000e01a7" style:font-weight-asian="bold" style:font-weight-complex="bold"/>
    </style:style>
    <style:style style:name="T155" style:family="text">
      <style:text-properties fo:font-weight="bold" officeooo:rsid="0026d39d" style:font-weight-asian="bold" style:font-weight-complex="bold"/>
    </style:style>
    <style:style style:name="T156" style:family="text">
      <style:text-properties fo:font-weight="bold" officeooo:rsid="000f1896" style:font-weight-asian="bold" style:font-weight-complex="bold"/>
    </style:style>
    <style:style style:name="T157" style:family="text">
      <style:text-properties fo:font-weight="bold" officeooo:rsid="002ea977" style:font-weight-asian="bold" style:font-weight-complex="bold"/>
    </style:style>
    <style:style style:name="T158" style:family="text">
      <style:text-properties fo:font-weight="bold" officeooo:rsid="002f98b4" style:font-weight-asian="bold" style:font-weight-complex="bold"/>
    </style:style>
    <style:style style:name="T159" style:family="text">
      <style:text-properties fo:font-weight="bold" officeooo:rsid="000f1896" fo:background-color="transparent" loext:char-shading-value="0" style:font-size-asian="12pt" style:font-weight-asian="bold" style:font-size-complex="12pt" style:font-weight-complex="bold"/>
    </style:style>
    <style:style style:name="T160" style:family="text">
      <style:text-properties fo:font-weight="bold" officeooo:rsid="002ea977" fo:background-color="transparent" loext:char-shading-value="0" style:font-weight-asian="bold" style:font-weight-complex="bold"/>
    </style:style>
    <style:style style:name="T161" style:family="text">
      <style:text-properties fo:font-weight="bold" officeooo:rsid="000f1896" fo:background-color="transparent" loext:char-shading-value="0" style:font-weight-asian="bold" style:font-weight-complex="bold"/>
    </style:style>
    <style:style style:name="T162" style:family="text">
      <style:text-properties officeooo:rsid="00235a47"/>
    </style:style>
    <style:style style:name="T163" style:family="text">
      <style:text-properties officeooo:rsid="000e01a7"/>
    </style:style>
    <style:style style:name="T164" style:family="text">
      <style:text-properties officeooo:rsid="0026d39d"/>
    </style:style>
    <style:style style:name="T165" style:family="text">
      <style:text-properties officeooo:rsid="002ea977"/>
    </style:style>
    <style:style style:name="T166" style:family="text">
      <style:text-properties officeooo:rsid="00338639"/>
    </style:style>
    <style:style style:name="T167" style:family="text">
      <style:text-properties officeooo:rsid="0035f552"/>
    </style:style>
    <style:style style:name="T168" style:family="text">
      <style:text-properties officeooo:rsid="0037afa2"/>
    </style:style>
    <style:style style:name="T169" style:family="text">
      <style:text-properties fo:font-style="italic" fo:background-color="transparent" loext:char-shading-value="0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/>
      <text:h text:style-name="P13" text:outline-level="1">Minify Resources (CSS, and JavaScript)</text:h>
      <text:p text:style-name="P4"/>
      <text:p text:style-name="P1">Minification refers to the process of removing unnecessary or redundant data without affecting how the resource is processed by the browser - e.g. code comments and formatting, removing unused code, using shorter variable and function names, <text:span text:style-name="T166">removing spaces </text:span>and so on.</text:p>
      <text:p text:style-name="P1"/>
      <text:p text:style-name="P3"><text:span text:style-name="T159">Plugin Used:</text:span><text:span text:style-name="T131"> <text:s/></text:span><text:a xlink:type="simple" xlink:href="http://samaxes.github.io/minify-maven-plugin/examples/basic.html"><text:span text:style-name="T138">com.samaxes.maven:minify-maven-plugin:1.7.4:minify</text:span></text:a></text:p>
      <text:p text:style-name="P3"/>
      <text:p text:style-name="P5"><text:span text:style-name="T98"><text:tab/>This plugin combines and minimizes your CSS and JavaScript files for faster page loading. It produces a merged and a minified version of your CSS and JavaScript resources which can be re-used across your project.Under the hood, it uses the </text:span><text:a xlink:type="simple" xlink:href="http://yui.github.com/yuicompressor/">YUI Compressor</text:a><text:span text:style-name="T95"> </text:span><text:span text:style-name="T98">and </text:span><text:a xlink:type="simple" xlink:href="https://developers.google.com/closure/compiler/">Google Closure Compiler</text:a><text:span text:style-name="T95"> </text:span><text:span text:style-name="T98">but has a layer of abstraction around these tools which allows for other tools to be added in the future.</text:span></text:p>
      <text:p text:style-name="P2"/>
      <text:p text:style-name="P2"><text:span text:style-name="T153">Usage: </text:span>No external dependencies are required. Add maven plugin in pom.xml. Minification is done during the maven <text:span text:style-name="T162">build </text:span>phase.</text:p>
      <text:p text:style-name="P2"/>
      <text:p text:style-name="P9"/>
      <text:p text:style-name="P9"/>
      <text:p text:style-name="P9">Code Snippet :</text:p>
      <text:p text:style-name="P15"/>
      <text:p text:style-name="P10"><text:span text:style-name="T140">&lt;</text:span><text:span text:style-name="T146">plugin</text:span><text:span text:style-name="T140">&gt;</text:span></text:p>
      <text:p text:style-name="P10"><text:span text:style-name="T2"><text:tab/></text:span><text:span text:style-name="T140">&lt;</text:span><text:span text:style-name="T146">groupId</text:span><text:span text:style-name="T140">&gt;</text:span><text:span text:style-name="T2">com.samaxes.maven</text:span><text:span text:style-name="T140">&lt;/</text:span><text:span text:style-name="T146">groupId</text:span><text:span text:style-name="T140">&gt;</text:span></text:p>
      <text:p text:style-name="P10"><text:span text:style-name="T2"><text:tab/></text:span><text:span text:style-name="T143">&lt;</text:span><text:span text:style-name="T148">artifactId</text:span><text:span text:style-name="T143">&gt;</text:span><text:span text:style-name="T4">minify-maven-plugin</text:span><text:span text:style-name="T143">&lt;/</text:span><text:span text:style-name="T148">artifactId</text:span><text:span text:style-name="T143">&gt;</text:span></text:p>
      <text:p text:style-name="P11"><text:span text:style-name="T2"><text:tab/></text:span><text:span text:style-name="T140">&lt;</text:span><text:span text:style-name="T146">version</text:span><text:span text:style-name="T140">&gt;</text:span><text:span text:style-name="T5">1.7.4</text:span><text:span text:style-name="T140">&lt;/</text:span><text:span text:style-name="T146">version</text:span><text:span text:style-name="T140">&gt;</text:span></text:p>
      <text:p text:style-name="P11"><text:span text:style-name="T2"><text:tab/></text:span><text:span text:style-name="T140">&lt;</text:span><text:span text:style-name="T146">executions</text:span><text:span text:style-name="T140">&gt;</text:span></text:p>
      <text:p text:style-name="P11"><text:span text:style-name="T2"><text:tab/><text:tab/></text:span><text:span text:style-name="T140">&lt;</text:span><text:span text:style-name="T146">execution</text:span><text:span text:style-name="T140">&gt;</text:span></text:p>
      <text:p text:style-name="P11"><text:span text:style-name="T2"><text:tab/><text:tab/><text:tab/></text:span><text:span text:style-name="T140">&lt;</text:span><text:span text:style-name="T146">id</text:span><text:span text:style-name="T140">&gt;</text:span><text:span text:style-name="T2">minify</text:span><text:span text:style-name="T140">&lt;/</text:span><text:span text:style-name="T146">id</text:span><text:span text:style-name="T140">&gt;</text:span></text:p>
      <text:p text:style-name="P11"><text:span text:style-name="T2"><text:tab/><text:tab/><text:tab/></text:span><text:span text:style-name="T140">&lt;</text:span><text:span text:style-name="T146">phase</text:span><text:span text:style-name="T140">&gt;</text:span><text:span text:style-name="T2">process-resources</text:span><text:span text:style-name="T140">&lt;/</text:span><text:span text:style-name="T146">phase</text:span><text:span text:style-name="T140">&gt;</text:span></text:p>
      <text:p text:style-name="P11"><text:span text:style-name="T2"><text:tab/><text:tab/><text:tab/></text:span><text:span text:style-name="T140">&lt;</text:span><text:span text:style-name="T146">goals</text:span><text:span text:style-name="T140">&gt;</text:span></text:p>
      <text:p text:style-name="P11"><text:span text:style-name="T2"><text:tab/><text:tab/><text:tab/><text:tab/></text:span><text:span text:style-name="T140">&lt;</text:span><text:span text:style-name="T146">goal</text:span><text:span text:style-name="T140">&gt;</text:span><text:span text:style-name="T2">minify</text:span><text:span text:style-name="T140">&lt;/</text:span><text:span text:style-name="T146">goal</text:span><text:span text:style-name="T140">&gt;</text:span></text:p>
      <text:p text:style-name="P10"><text:span text:style-name="T4"><text:tab/></text:span><text:span text:style-name="T2"><text:tab/><text:tab/></text:span><text:span text:style-name="T140">&lt;/</text:span><text:span text:style-name="T146">goals</text:span><text:span text:style-name="T140">&gt;</text:span></text:p>
      <text:p text:style-name="P10"><text:span text:style-name="T2"><text:tab/><text:tab/><text:tab/></text:span><text:span text:style-name="T140">&lt;</text:span><text:span text:style-name="T146">configuration</text:span><text:span text:style-name="T140">&gt;</text:span></text:p>
      <text:p text:style-name="P10"><text:span text:style-name="T2"><text:tab/><text:tab/><text:tab/><text:tab/></text:span><text:span text:style-name="T140">&lt;</text:span><text:span text:style-name="T146">charset</text:span><text:span text:style-name="T140">&gt;</text:span><text:span text:style-name="T2">utf-8</text:span><text:span text:style-name="T140">&lt;/</text:span><text:span text:style-name="T146">charset</text:span><text:span text:style-name="T140">&gt;</text:span></text:p>
      <text:p text:style-name="P10"><text:span text:style-name="T2"><text:tab/><text:tab/><text:tab/><text:tab/></text:span><text:span text:style-name="T140">&lt;</text:span><text:span text:style-name="T146">skipMerge</text:span><text:span text:style-name="T140">&gt;</text:span><text:span text:style-name="T2">false</text:span><text:span text:style-name="T140">&lt;/</text:span><text:span text:style-name="T146">skipMerge</text:span><text:span text:style-name="T140">&gt;</text:span></text:p>
      <text:p text:style-name="P10"><text:span text:style-name="T2"><text:tab/><text:tab/><text:tab/><text:tab/></text:span><text:span text:style-name="T140">&lt;</text:span><text:span text:style-name="T146">nosuffix</text:span><text:span text:style-name="T140">&gt;</text:span><text:span text:style-name="T2">false</text:span><text:span text:style-name="T140">&lt;/</text:span><text:span text:style-name="T146">nosuffix</text:span><text:span text:style-name="T140">&gt;</text:span></text:p>
      <text:p text:style-name="P10"><text:span text:style-name="T2"><text:tab/><text:tab/><text:tab/><text:tab/></text:span><text:span text:style-name="T140">&lt;</text:span><text:span text:style-name="T146">webappSourceDir</text:span><text:span text:style-name="T140">&gt;</text:span><text:span text:style-name="T2">${basedir}/src/main/webapp</text:span><text:span text:style-name="T140">&lt;/</text:span><text:span text:style-name="T146">webappSourceDir</text:span><text:span text:style-name="T140">&gt;</text:span></text:p>
      <text:p text:style-name="P10"><text:span text:style-name="T2"><text:tab/><text:tab/><text:tab/><text:tab/></text:span><text:span text:style-name="T140">&lt;</text:span><text:span text:style-name="T146">webappTargetDir</text:span><text:span text:style-name="T140">&gt;</text:span><text:span text:style-name="T2">${basedir}/src/main/webapp</text:span><text:span text:style-name="T140">&lt;/</text:span><text:span text:style-name="T146">webappTargetDir</text:span><text:span text:style-name="T140">&gt;</text:span></text:p>
      <text:p text:style-name="P10"><text:span text:style-name="T2"><text:tab/><text:tab/><text:tab/><text:tab/></text:span><text:span text:style-name="T140">&lt;</text:span><text:span text:style-name="T145">cs</text:span><text:span text:style-name="T146">sFinalFile</text:span><text:span text:style-name="T140">&gt;</text:span><text:span text:style-name="T2">st</text:span><text:span text:style-name="T7">yle</text:span><text:span text:style-name="T2">.js</text:span><text:span text:style-name="T140">&lt;/</text:span><text:span text:style-name="T145">cs</text:span><text:span text:style-name="T146">sFinalFile</text:span><text:span text:style-name="T140">&gt;</text:span></text:p>
      <text:p text:style-name="P10"><text:span text:style-name="T2"><text:tab/><text:tab/><text:tab/><text:tab/></text:span><text:span text:style-name="T140">&lt;</text:span><text:span text:style-name="T146">cssSourceDir</text:span><text:span text:style-name="T140">&gt;</text:span><text:span text:style-name="T2">resources/css</text:span><text:span text:style-name="T140">&lt;/</text:span><text:span text:style-name="T146">cssSourceDir</text:span><text:span text:style-name="T140">&gt;</text:span></text:p>
      <text:p text:style-name="P10"><text:span text:style-name="T2"><text:tab/><text:tab/><text:tab/><text:tab/></text:span><text:span text:style-name="T140">&lt;</text:span><text:span text:style-name="T146">cssTargetDir</text:span><text:span text:style-name="T140">&gt;</text:span><text:span text:style-name="T2">resources/css/minified</text:span><text:span text:style-name="T140">&lt;/</text:span><text:span text:style-name="T146">cssTargetDir</text:span><text:span text:style-name="T140">&gt;</text:span></text:p>
      <text:p text:style-name="P10"><text:span text:style-name="T2"><text:tab/><text:tab/><text:tab/><text:tab/></text:span><text:span text:style-name="T140">&lt;</text:span><text:span text:style-name="T146">cssSourceIncludes</text:span><text:span text:style-name="T140">&gt;</text:span></text:p>
      <text:p text:style-name="P10"><text:span text:style-name="T2"><text:tab/><text:tab/><text:tab/><text:tab/></text:span><text:span text:style-name="T150">&lt;!-- Specify files/folders to be included for minify --&gt;</text:span></text:p>
      <text:p text:style-name="P10"><text:span text:style-name="T2"><text:tab/><text:tab/><text:tab/><text:tab/><text:tab/></text:span><text:span text:style-name="T140">&lt;</text:span><text:span text:style-name="T146">cssSourceInclude</text:span><text:span text:style-name="T140">&gt;</text:span><text:span text:style-name="T2">*.css</text:span><text:span text:style-name="T140">&lt;/</text:span><text:span text:style-name="T146">cssSourceInclude</text:span><text:span text:style-name="T140">&gt;</text:span></text:p>
      <text:p text:style-name="P10"><text:span text:style-name="T2"><text:tab/><text:tab/><text:tab/><text:tab/></text:span><text:span text:style-name="T140">&lt;/</text:span><text:span text:style-name="T146">cssSourceIncludes</text:span><text:span text:style-name="T140">&gt;</text:span></text:p>
      <text:p text:style-name="P10"><text:span text:style-name="T140"><text:tab/><text:tab/><text:tab/><text:tab/>&lt;</text:span><text:span text:style-name="T146">cssSource</text:span><text:span text:style-name="T147">Ex</text:span><text:span text:style-name="T146">cludes</text:span><text:span text:style-name="T140">&gt;</text:span></text:p>
      <text:p text:style-name="P10"><text:span text:style-name="T2"><text:tab/><text:tab/><text:tab/><text:tab/></text:span><text:span text:style-name="T150">&lt;!-- Specify files/folders to be </text:span><text:span text:style-name="T151">ex</text:span><text:span text:style-name="T150">cluded f</text:span><text:span text:style-name="T151">or</text:span><text:span text:style-name="T150"> minify --&gt;</text:span></text:p>
      <text:p text:style-name="P10"><text:span text:style-name="T2"><text:tab/><text:tab/><text:tab/><text:tab/><text:tab/></text:span><text:span text:style-name="T140">&lt;</text:span><text:span text:style-name="T146">cssSource</text:span><text:span text:style-name="T147">Ex</text:span><text:span text:style-name="T146">clude</text:span><text:span text:style-name="T141">&gt;</text:span><text:span text:style-name="T140">&lt;/</text:span><text:span text:style-name="T146">cssSource</text:span><text:span text:style-name="T147">Ex</text:span><text:span text:style-name="T146">clude</text:span><text:span text:style-name="T140">&gt;</text:span></text:p>
      <text:p text:style-name="P10"><text:span text:style-name="T2"><text:tab/><text:tab/><text:tab/><text:tab/></text:span><text:span text:style-name="T140">&lt;/</text:span><text:span text:style-name="T146">cssSource</text:span><text:span text:style-name="T147">Ex</text:span><text:span text:style-name="T146">cludes</text:span><text:span text:style-name="T140">&gt;</text:span></text:p>
      <text:p text:style-name="P10"><text:span text:style-name="T3"><text:tab/><text:tab/><text:tab/><text:tab/></text:span><text:span text:style-name="T140">&lt;</text:span><text:span text:style-name="T146">jsFinalFile</text:span><text:span text:style-name="T140">&gt;</text:span><text:span text:style-name="T2">script.js</text:span><text:span text:style-name="T140">&lt;/</text:span><text:span text:style-name="T146">jsFinalFile</text:span><text:span text:style-name="T140">&gt;</text:span></text:p>
      <text:p text:style-name="P10"><text:soft-page-break/><text:span text:style-name="T140"><text:tab/><text:tab/><text:tab/><text:tab/>&lt;</text:span><text:span text:style-name="T146">jsEngine</text:span><text:span text:style-name="T140">&gt;</text:span><text:span text:style-name="T2">YUI</text:span><text:span text:style-name="T140">&lt;/</text:span><text:span text:style-name="T146">jsEngine</text:span><text:span text:style-name="T140">&gt;</text:span></text:p>
      <text:p text:style-name="P12"><text:span text:style-name="T97"><text:tab/><text:tab/><text:tab/><text:tab/></text:span><text:span text:style-name="T144">&lt;</text:span><text:span text:style-name="T149">jsSourceDir</text:span><text:span text:style-name="T144">&gt;</text:span><text:span text:style-name="T6">resources/js</text:span><text:span text:style-name="T144">&lt;/</text:span><text:span text:style-name="T149">jsSourceDir</text:span><text:span text:style-name="T144">&gt;</text:span></text:p>
      <text:p text:style-name="P10"><text:span text:style-name="T2"><text:tab/><text:tab/><text:tab/><text:tab/></text:span><text:span text:style-name="T140">&lt;</text:span><text:span text:style-name="T146">jsTargetDir</text:span><text:span text:style-name="T140">&gt;</text:span><text:span text:style-name="T2">resources/js/minified</text:span><text:span text:style-name="T140">&lt;/</text:span><text:span text:style-name="T146">jsTargetDir</text:span><text:span text:style-name="T140">&gt;</text:span></text:p>
      <text:p text:style-name="P10"><text:span text:style-name="T2"><text:tab/><text:tab/><text:tab/><text:tab/></text:span><text:span text:style-name="T140">&lt;</text:span><text:span text:style-name="T146">jsSourceIncludes</text:span><text:span text:style-name="T140">&gt;</text:span></text:p>
      <text:p text:style-name="P10"><text:span text:style-name="T2"><text:tab/><text:tab/><text:tab/><text:tab/></text:span><text:span text:style-name="T150">&lt;!-- Specify files/folders to be included for minify --&gt;</text:span></text:p>
      <text:p text:style-name="P10"><text:span text:style-name="T2"><text:tab/><text:tab/><text:tab/><text:tab/><text:tab/></text:span><text:span text:style-name="T140">&lt;</text:span><text:span text:style-name="T146">jsSourceInclude</text:span><text:span text:style-name="T140">&gt;</text:span><text:span text:style-name="T2">*.js</text:span><text:span text:style-name="T140">&lt;/</text:span><text:span text:style-name="T146">jsSourceInclude</text:span><text:span text:style-name="T140">&gt;</text:span></text:p>
      <text:p text:style-name="P10"><text:span text:style-name="T2"><text:tab/><text:tab/><text:tab/><text:tab/></text:span><text:span text:style-name="T140">&lt;/</text:span><text:span text:style-name="T146">jsSourceIncludes</text:span><text:span text:style-name="T140">&gt;</text:span></text:p>
      <text:p text:style-name="P10"><text:span text:style-name="T2"><text:tab/><text:tab/><text:tab/><text:tab/></text:span><text:span text:style-name="T140">&lt;</text:span><text:span text:style-name="T142">j</text:span><text:span text:style-name="T146">sSource</text:span><text:span text:style-name="T147">Ex</text:span><text:span text:style-name="T146">cludes</text:span><text:span text:style-name="T140">&gt;</text:span></text:p>
      <text:p text:style-name="P10"><text:span text:style-name="T2"><text:tab/><text:tab/><text:tab/><text:tab/></text:span><text:span text:style-name="T150">&lt;!-- Specify files/folders to be </text:span><text:span text:style-name="T151">ex</text:span><text:span text:style-name="T150">cluded f</text:span><text:span text:style-name="T151">or</text:span><text:span text:style-name="T150"> minify --&gt;</text:span></text:p>
      <text:p text:style-name="P10"><text:span text:style-name="T2"><text:tab/><text:tab/><text:tab/><text:tab/><text:tab/></text:span><text:span text:style-name="T140">&lt;</text:span><text:span text:style-name="T142">j</text:span><text:span text:style-name="T146">sSource</text:span><text:span text:style-name="T147">Ex</text:span><text:span text:style-name="T146">clude</text:span><text:span text:style-name="T141">&gt;</text:span><text:span text:style-name="T140">&lt;/</text:span><text:span text:style-name="T142">j</text:span><text:span text:style-name="T146">sSource</text:span><text:span text:style-name="T147">Ex</text:span><text:span text:style-name="T146">clude</text:span><text:span text:style-name="T140">&gt;</text:span></text:p>
      <text:p text:style-name="P10"><text:span text:style-name="T2"><text:tab/><text:tab/><text:tab/><text:tab/></text:span><text:span text:style-name="T140">&lt;/</text:span><text:span text:style-name="T142">j</text:span><text:span text:style-name="T146">sSource</text:span><text:span text:style-name="T147">Ex</text:span><text:span text:style-name="T146">cludes</text:span><text:span text:style-name="T140">&gt;</text:span></text:p>
      <text:p text:style-name="P17"><text:tab/><text:tab/><text:tab/><text:tab/></text:p>
      <text:p text:style-name="P10"><text:span text:style-name="T2"><text:tab/><text:tab/><text:tab/></text:span><text:span text:style-name="T140">&lt;/</text:span><text:span text:style-name="T146">configuration</text:span><text:span text:style-name="T140">&gt;</text:span></text:p>
      <text:p text:style-name="P10"><text:span text:style-name="T2"><text:tab/><text:tab/></text:span><text:span text:style-name="T140">&lt;/</text:span><text:span text:style-name="T146">execution</text:span><text:span text:style-name="T140">&gt;</text:span></text:p>
      <text:p text:style-name="P10"><text:span text:style-name="T2"><text:tab/></text:span><text:span text:style-name="T140">&lt;/</text:span><text:span text:style-name="T146">executions</text:span><text:span text:style-name="T140">&gt;</text:span></text:p>
      <text:p text:style-name="P10"><text:span text:style-name="T140">&lt;/</text:span><text:span text:style-name="T146">plugin</text:span><text:span text:style-name="T140">&gt;</text:span></text:p>
      <text:p text:style-name="P16"/>
      <text:p text:style-name="P15"/>
      <text:p text:style-name="P78">The following rules for file order are applied when input CSS files are merged and minified into a single output file:</text:p>
      <text:list xml:id="list307196048050851999" text:style-name="L1">
        <text:list-item>
          <text:p text:style-name="P79"><text:span text:style-name="T39"><text:s/>Input files defined in </text:span><text:span text:style-name="Teletype"><text:span text:style-name="T40">cssSourceFiles </text:span></text:span><text:span text:style-name="T39">are merged before files defined in </text:span><text:span text:style-name="Teletype"><text:span text:style-name="T40">cssSourceIncludes</text:span></text:span><text:span text:style-name="T39">.</text:span></text:p>
        </text:list-item>
        <text:list-item>
          <text:p text:style-name="P80"><text:span text:style-name="T39"><text:s/>Input files defined in </text:span><text:span text:style-name="Teletype"><text:span text:style-name="T40">cssSourceIncludes </text:span></text:span><text:span text:style-name="T39">are sorted by filename before merging.</text:span></text:p>
        </text:list-item>
        <text:list-item>
          <text:p text:style-name="P80"><text:span text:style-name="T39"><text:s/>If a file is configured both in </text:span><text:span text:style-name="Teletype"><text:span text:style-name="T40">cssSourceFiles </text:span></text:span><text:span text:style-name="T39">and </text:span><text:span text:style-name="Teletype"><text:span text:style-name="T40">cssSourceIncludes </text:span></text:span><text:span text:style-name="T39">then only the one defined in </text:span><text:span text:style-name="Teletype"><text:span text:style-name="T40">cssSourceFiles </text:span></text:span><text:span text:style-name="T39">will be processed.</text:span></text:p>
        </text:list-item>
      </text:list>
      <text:p text:style-name="P20"/>
      <text:p text:style-name="P20"><text:s/>Configuration:</text:p>
      <text:p text:style-name="P20"/>
      <text:list xml:id="list389805547518430281" text:style-name="L2">
        <text:list-item>
          <text:p text:style-name="P21">Phase:</text:p>
          <text:p text:style-name="P43">The phase given is process-resources, it will copy and process the resources into the destination directory, ready for packaging.</text:p>
        </text:list-item>
        <text:list-item>
          <text:p text:style-name="P48">Default Value is process-resources </text:p>
        </text:list-item>
        <text:list-item>
          <text:p text:style-name="P25"><text:span text:style-name="T154">Skipmerge</text:span><text:span text:style-name="T163">: </text:span></text:p>
        </text:list-item>
      </text:list>
      <text:p text:style-name="P74">Skip the merge step. Minification will be applied to each source file, <text:span text:style-name="T164">When the skip mege value is </text:span><text:span text:style-name="T155">true</text:span></text:p>
      <text:list xml:id="list4830004856452737346" text:style-name="L3">
        <text:list-item>
          <text:p text:style-name="P49">Default value: <text:span text:style-name="T153">false</text:span></text:p>
        </text:list-item>
        <text:list-item>
          <text:p text:style-name="P49">Required: No</text:p>
        </text:list-item>
        <text:list-item>
          <text:p text:style-name="P67">nosuffix: </text:p>
        </text:list-item>
      </text:list>
      <text:p text:style-name="P75">The suffix min won't be appended to the output file if the nosuffix value is <text:span text:style-name="T153">true</text:span>.</text:p>
      <text:p text:style-name="P75"><text:span text:style-name="T153">Note:</text:span> when <text:span text:style-name="T153">skipmerge</text:span> and <text:span text:style-name="T153">nosuffix</text:span> values are <text:span text:style-name="T153">true</text:span> the execution phase must be set as <text:span text:style-name="T153">package</text:span>, otherwise the source files are overwritten by the minified files.</text:p>
      <text:list xml:id="list6142247521767156045" text:style-name="L4">
        <text:list-item>
          <text:p text:style-name="P26">Default value: <text:span text:style-name="T153">false</text:span></text:p>
        </text:list-item>
        <text:list-item>
          <text:p text:style-name="P26">Required: No</text:p>
        </text:list-item>
      </text:list>
      <text:list xml:id="list4487652786098412377" text:style-name="L5">
        <text:list-header>
          <text:p text:style-name="P77"><text:s/></text:p>
        </text:list-header>
        <text:list-item>
          <text:p text:style-name="P22">webappSourceDir:</text:p>
          <text:p text:style-name="P45"><text:span text:style-name="T21">It is the base reference path <text:s/>where the plugin must scan for the resources <text:s/>to minify. </text:span><text:span text:style-name="T22">The path <text:s/>should be set according to your need if some other resources <text:s/>oustside the webapp directory are to be included.</text:span></text:p>
        </text:list-item>
        <text:list-item>
          <text:p text:style-name="P56"><text:span text:style-name="T12">Default:</text:span><text:span text:style-name="T169">${basedir}/src/main/webapp</text:span></text:p>
        </text:list-item>
        <text:list-item>
          <text:p text:style-name="P52">Required: No</text:p>
        </text:list-item>
      </text:list>
      <text:p text:style-name="P19"><text:soft-page-break/></text:p>
      <text:list xml:id="list110410004118066" text:continue-numbering="true" text:style-name="L5">
        <text:list-item>
          <text:p text:style-name="P69"><text:span text:style-name="T17">webappTargetDir</text:span><text:span text:style-name="T9">: </text:span></text:p>
          <text:p text:style-name="P44"><text:span text:style-name="T18">It is the base reference path <text:s/></text:span><text:span text:style-name="T19">used to house all output of the build</text:span><text:span text:style-name="T18">. </text:span><text:span text:style-name="T19">The path </text:span><text:span text:style-name="T20">can</text:span><text:span text:style-name="T19"> be set to <text:s/>base directory </text:span><text:span text:style-name="T20">for accessing minified files</text:span><text:span text:style-name="T19">.</text:span></text:p>
        </text:list-item>
        <text:list-item>
          <text:p text:style-name="P57"><text:span text:style-name="T12">Default: </text:span><text:span text:style-name="T33">${project.build.directory}/${project.build.finalName}</text:span></text:p>
        </text:list-item>
        <text:list-item>
          <text:p text:style-name="P52">Required: No</text:p>
        </text:list-item>
        <text:list-item>
          <text:p text:style-name="P23">cssEngine :</text:p>
        </text:list-item>
      </text:list>
      <text:p text:style-name="P76">Define the CSS compressor engine to use.</text:p>
      <text:list xml:id="list413892456140155601" text:style-name="L6">
        <text:list-item>
          <text:p text:style-name="P51">Possible values : YUI</text:p>
        </text:list-item>
        <text:list-item>
          <text:p text:style-name="P51">Required: No</text:p>
        </text:list-item>
      </text:list>
      <text:list xml:id="list110410974969742" text:continue-list="list110410004118066" text:style-name="L5">
        <text:list-item>
          <text:p text:style-name="P28"><text:span text:style-name="T27">c</text:span><text:span text:style-name="T8">ssFinalFile :</text:span></text:p>
          <text:list>
            <text:list-header>
              <text:p text:style-name="P30"><text:span text:style-name="T32">T</text:span><text:span text:style-name="T8">o set the CSS output filename </text:span><text:span text:style-name="T28">while the skip merge value is </text:span><text:span text:style-name="T29">false</text:span><text:span text:style-name="T8">.</text:span></text:p>
            </text:list-header>
          </text:list>
        </text:list-item>
        <text:list-item>
          <text:p text:style-name="P58"><text:span text:style-name="T13">Default: </text:span><text:span text:style-name="T34">style.css</text:span></text:p>
        </text:list-item>
        <text:list-item>
          <text:p text:style-name="P54"><text:span text:style-name="T10">Required: N</text:span><text:span text:style-name="T11">o</text:span></text:p>
        </text:list-item>
        <text:list-item>
          <text:p text:style-name="P70"><text:span text:style-name="T156">cssSourceDir:</text:span><text:span text:style-name="T1"> </text:span></text:p>
          <text:list>
            <text:list-item>
              <text:list>
                <text:list-header>
                  <text:p text:style-name="P32"><text:span text:style-name="T168">S</text:span>pecifi<text:span text:style-name="T168">es</text:span> a <text:s/>resource path <text:s/>for CSS <text:s/>r<text:span text:style-name="T1">elative to webappSourceDir</text:span></text:p>
                </text:list-header>
              </text:list>
            </text:list-item>
          </text:list>
        </text:list-item>
        <text:list-item>
          <text:p text:style-name="P59"><text:span text:style-name="T13">Default: </text:span><text:span text:style-name="T35">css</text:span></text:p>
        </text:list-item>
        <text:list-item>
          <text:p text:style-name="P59"><text:span text:style-name="T15">Required: N</text:span><text:span text:style-name="T16">o</text:span></text:p>
        </text:list-item>
        <text:list-item>
          <text:p text:style-name="P35"><text:span text:style-name="T156">css</text:span><text:span text:style-name="T157">Target</text:span><text:span text:style-name="T156">Dir:</text:span><text:span text:style-name="T1"> </text:span></text:p>
          <text:list>
            <text:list-item>
              <text:list>
                <text:list-header>
                  <text:p text:style-name="P33"><text:span text:style-name="T168">S</text:span>pecifi<text:span text:style-name="T168">es</text:span> a <text:s/>resource path <text:s/>for <text:span text:style-name="T165">minified</text:span> CSS <text:s/><text:span text:style-name="T165">files</text:span> r<text:span text:style-name="T1">elative to webappTargetDir</text:span></text:p>
                </text:list-header>
              </text:list>
            </text:list-item>
          </text:list>
        </text:list-item>
        <text:list-item>
          <text:p text:style-name="P60"><text:span text:style-name="T13">Default: </text:span><text:span text:style-name="T14">Takes the same value as cssSourceDir when empty</text:span></text:p>
        </text:list-item>
        <text:list-item>
          <text:p text:style-name="P60"><text:span text:style-name="T15">Required: N</text:span><text:span text:style-name="T16">o</text:span></text:p>
        </text:list-item>
        <text:list-item>
          <text:p text:style-name="P35"><text:span text:style-name="T156">cssSource</text:span><text:span text:style-name="T157">Includes</text:span><text:span text:style-name="T156">:</text:span><text:span text:style-name="T1"> </text:span></text:p>
        </text:list-item>
      </text:list>
      <text:list xml:id="list8254778580250546514" text:style-name="L7">
        <text:list-item>
          <text:list>
            <text:list-item>
              <text:list>
                <text:list-header>
                  <text:p text:style-name="P46"><text:span text:style-name="T132">Specifies</text:span><text:span text:style-name="T133"> </text:span><text:span text:style-name="T134">the</text:span><text:span text:style-name="T133"> CSS </text:span><text:span text:style-name="T134">files to be included in the <text:s/>cssSourceDir</text:span></text:p>
                </text:list-header>
              </text:list>
            </text:list-item>
          </text:list>
        </text:list-item>
      </text:list>
      <text:list xml:id="list4376432177423537946" text:style-name="L8">
        <text:list-item>
          <text:p text:style-name="P61"><text:span text:style-name="T15">Required: N</text:span><text:span text:style-name="T16">o</text:span></text:p>
        </text:list-item>
        <text:list-item>
          <text:p text:style-name="P36"><text:span text:style-name="T156">cssSource</text:span><text:span text:style-name="T157">Excludes</text:span><text:span text:style-name="T156">:</text:span><text:span text:style-name="T1"> </text:span></text:p>
          <text:list>
            <text:list-item>
              <text:list>
                <text:list-header>
                  <text:p text:style-name="P37"><text:span text:style-name="T135">S</text:span><text:span text:style-name="T133">pecifi</text:span><text:span text:style-name="T135">es</text:span><text:span text:style-name="T133"> </text:span><text:span text:style-name="T134">the</text:span><text:span text:style-name="T133"> CSS </text:span><text:span text:style-name="T134">files to be excluded in the <text:s/>cssSourceDir</text:span></text:p>
                </text:list-header>
              </text:list>
            </text:list-item>
          </text:list>
        </text:list-item>
        <text:list-item>
          <text:p text:style-name="P61"><text:span text:style-name="T15">Required: N</text:span><text:span text:style-name="T16">o</text:span><text:bookmark text:name="cssSourceFiles"/></text:p>
        </text:list-item>
        <text:list-item>
          <text:p text:style-name="P40"><text:span text:style-name="T24">c</text:span><text:span text:style-name="T23">ssSourceFiles:</text:span></text:p>
          <text:list>
            <text:list-item>
              <text:list>
                <text:list-header>
                  <text:p text:style-name="P41"><text:span text:style-name="T23">To include external css </text:span><text:span text:style-name="T25">files.</text:span></text:p>
                </text:list-header>
              </text:list>
            </text:list-item>
          </text:list>
        </text:list-item>
        <text:list-item>
          <text:p text:style-name="P66"><text:span text:style-name="T26">Required: N</text:span><text:span text:style-name="T24">o</text:span></text:p>
        </text:list-item>
        <text:list-item>
          <text:p text:style-name="P24">jsEngine :</text:p>
        </text:list-item>
      </text:list>
      <text:p text:style-name="P76">Define the jS compressor engine to use.</text:p>
      <text:list xml:id="list110409797037562" text:continue-numbering="true" text:style-name="L8">
        <text:list-item>
          <text:p text:style-name="P50">Possible values : YUI, CLOSURE</text:p>
        </text:list-item>
        <text:list-item>
          <text:p text:style-name="P50">Required: No</text:p>
        </text:list-item>
        <text:list-item>
          <text:p text:style-name="P29"><text:span text:style-name="T30">j</text:span><text:span text:style-name="T8">sFinalFile :</text:span></text:p>
          <text:list>
            <text:list-header>
              <text:p text:style-name="P31"><text:span text:style-name="T31">T</text:span><text:span text:style-name="T8">o set the <text:s/></text:span><text:span text:style-name="T30">j</text:span><text:span text:style-name="T8">S output filename </text:span><text:span text:style-name="T28">while the skip merge value is </text:span><text:span text:style-name="T29">false</text:span><text:span text:style-name="T8">.</text:span></text:p>
            </text:list-header>
          </text:list>
        </text:list-item>
        <text:list-item>
          <text:p text:style-name="P61"><text:span text:style-name="T13">Default: </text:span><text:span text:style-name="T34">s</text:span><text:span text:style-name="T36">cript</text:span><text:span text:style-name="T34">.</text:span><text:span text:style-name="T36">js</text:span></text:p>
        </text:list-item>
        <text:list-item>
          <text:p text:style-name="P55"><text:span text:style-name="T10">Required: N</text:span><text:span text:style-name="T11">o</text:span></text:p>
        </text:list-item>
        <text:list-item>
          <text:p text:style-name="P36"><text:span text:style-name="T157">j</text:span><text:span text:style-name="T156">sSourceDir:</text:span><text:span text:style-name="T1"> </text:span></text:p>
          <text:list>
            <text:list-item>
              <text:list>
                <text:list-header>
                  <text:p text:style-name="P34"><text:span text:style-name="T167">S</text:span>pecifi<text:span text:style-name="T167">es</text:span> a <text:s/>resource path <text:s/>for <text:span text:style-name="T165">js</text:span> <text:s/>r<text:span text:style-name="T1">elative to webappSourceDir</text:span></text:p>
                </text:list-header>
              </text:list>
            </text:list-item>
          </text:list>
        </text:list-item>
        <text:list-item>
          <text:p text:style-name="P61"><text:span text:style-name="T13">Default: </text:span><text:span text:style-name="T36">js</text:span></text:p>
        </text:list-item>
        <text:list-item>
          <text:p text:style-name="P61"><text:span text:style-name="T15">Required: N</text:span><text:span text:style-name="T16">o</text:span></text:p>
        </text:list-item>
        <text:list-item>
          <text:p text:style-name="P36"><text:span text:style-name="T157">j</text:span><text:span text:style-name="T156">s</text:span><text:span text:style-name="T157">Target</text:span><text:span text:style-name="T156">Dir:</text:span><text:span text:style-name="T1"> </text:span></text:p>
          <text:list>
            <text:list-item>
              <text:list>
                <text:list-header>
                  <text:p text:style-name="P34"><text:span text:style-name="T167">S</text:span>pecifi<text:span text:style-name="T167">es</text:span> a <text:s/>resource path <text:s/>for <text:span text:style-name="T165">minified</text:span> <text:span text:style-name="T165">js</text:span> <text:s/><text:span text:style-name="T165">files</text:span> r<text:span text:style-name="T1">elative to webappTargetDir</text:span></text:p>
                </text:list-header>
              </text:list>
            </text:list-item>
          </text:list>
        </text:list-item>
        <text:list-item>
          <text:p text:style-name="P61"><text:span text:style-name="T13">Default: </text:span><text:span text:style-name="T14">Takes the same value as jsSourceDir when empty</text:span></text:p>
        </text:list-item>
        <text:list-item>
          <text:p text:style-name="P61"><text:span text:style-name="T15">Required: N</text:span><text:span text:style-name="T16">o</text:span></text:p>
        </text:list-item>
      </text:list>
      <text:p text:style-name="P64"/>
      <text:p text:style-name="P53"><text:soft-page-break/></text:p>
      <text:list xml:id="list110410961802713" text:continue-numbering="true" text:style-name="L8">
        <text:list-item>
          <text:p text:style-name="P38"><text:span text:style-name="T160">j</text:span><text:span text:style-name="T161">sSource</text:span><text:span text:style-name="T160">Includes</text:span><text:span text:style-name="T161">:</text:span></text:p>
        </text:list-item>
      </text:list>
      <text:p text:style-name="P39"><text:span text:style-name="T161"><text:tab/><text:tab/></text:span><text:span text:style-name="T136">S</text:span><text:span text:style-name="T133">pecifi</text:span><text:span text:style-name="T136">es</text:span><text:span text:style-name="T133"> </text:span><text:span text:style-name="T134">the</text:span><text:span text:style-name="T133"> </text:span><text:span text:style-name="T134">js</text:span><text:span text:style-name="T133"> </text:span><text:span text:style-name="T134">files to be included in the <text:s/></text:span><text:span text:style-name="T137">j</text:span><text:span text:style-name="T134">sSourceDir</text:span></text:p>
      <text:list xml:id="list110410446072481" text:continue-numbering="true" text:style-name="L8">
        <text:list-item>
          <text:p text:style-name="P61"><text:span text:style-name="T15">Required: N</text:span><text:span text:style-name="T16">o</text:span></text:p>
        </text:list-item>
        <text:list-item>
          <text:p text:style-name="P36"><text:span text:style-name="T158">j</text:span><text:span text:style-name="T156">sSource</text:span><text:span text:style-name="T157">Excludes</text:span><text:span text:style-name="T156">:</text:span><text:span text:style-name="T1"> </text:span></text:p>
          <text:list>
            <text:list-item>
              <text:list>
                <text:list-header>
                  <text:p text:style-name="P37"><text:span text:style-name="T136">S</text:span><text:span text:style-name="T133">pecifying </text:span><text:span text:style-name="T134">the</text:span><text:span text:style-name="T133"> </text:span><text:span text:style-name="T137">js</text:span><text:span text:style-name="T133"> </text:span><text:span text:style-name="T134">files to be excluded in the <text:s/></text:span><text:span text:style-name="T137">j</text:span><text:span text:style-name="T134">sSourceDir</text:span></text:p>
                </text:list-header>
              </text:list>
            </text:list-item>
          </text:list>
        </text:list-item>
        <text:list-item>
          <text:p text:style-name="P61"><text:span text:style-name="T15">Required: N</text:span><text:span text:style-name="T16">o</text:span></text:p>
        </text:list-item>
        <text:list-item>
          <text:p text:style-name="P68">yuiLineBreak:</text:p>
        </text:list-item>
      </text:list>
      <text:p text:style-name="P18"><text:tab/><text:tab/><text:span text:style-name="T152">It can be used to split the the long lines after a specified column. <text:tab/><text:tab/><text:tab/>Specify </text:span>zero <text:span text:style-name="T152">to get a line break after each semi colon and after <text:tab/><text:tab/><text:tab/>each rule in css. Specify </text:span>-1 <text:span text:style-name="T152">to disallow linbreaks.</text:span></text:p>
      <text:list xml:id="list110409423984985" text:continue-numbering="true" text:style-name="L8">
        <text:list-item>
          <text:p text:style-name="P62"><text:span text:style-name="T13">Default: </text:span><text:span text:style-name="T36">-</text:span><text:span text:style-name="T37">1</text:span></text:p>
        </text:list-item>
        <text:list-item>
          <text:p text:style-name="P62"><text:span text:style-name="T15">Required: N</text:span><text:span text:style-name="T16">o</text:span></text:p>
        </text:list-item>
        <text:list-item>
          <text:p text:style-name="P71"><text:span text:style-name="T24">S</text:span><text:span text:style-name="T23">uffix:</text:span></text:p>
          <text:list>
            <text:list-header>
              <text:p text:style-name="P47">It can be used to give suffix to the output filename.</text:p>
            </text:list-header>
          </text:list>
        </text:list-item>
        <text:list-item>
          <text:p text:style-name="P63"><text:span text:style-name="T13">Default: </text:span><text:span text:style-name="T38">min</text:span></text:p>
        </text:list-item>
        <text:list-item>
          <text:p text:style-name="P65"><text:span text:style-name="T15">Required: N</text:span><text:span text:style-name="T16">o</text:span></text:p>
        </text:list-item>
      </text:list>
      <text:list xml:id="list110409402671941" text:continue-list="list110410974969742" text:style-name="L5">
        <text:list-header>
          <text:p text:style-name="P42"/>
        </text:list-header>
      </text:list>
      <text:p text:style-name="P6"/>
      <text:p text:style-name="P8"/>
      <text:p text:style-name="P7">References:</text:p>
      <text:p text:style-name="P14"/>
      <text:list xml:id="list110410537833814" text:continue-numbering="true" text:style-name="L5">
        <text:list-item>
          <text:p text:style-name="P27"><text:a xlink:type="simple" xlink:href="http://samaxes.github.io/minify-maven-plugin/minify-mojo.html"><text:span text:style-name="T96">minify-maven-plugin</text:span></text:a></text:p>
        </text:list-item>
        <text:list-item>
          <text:p text:style-name="P27"><text:a xlink:type="simple" xlink:href="https://developers.google.com/speed/docs/insights/MinifyResources"><text:span text:style-name="T139">Minify Resources:google docs</text:span></text:a></text:p>
          <text:p text:style-name="P7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0:42:56.848876753</meta:creation-date>
    <dc:date>2015-07-03T11:04:09.113951000</dc:date>
    <meta:editing-duration>PT3H27M59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4" meta:paragraph-count="137" meta:word-count="791" meta:character-count="5651" meta:non-whitespace-character-count="4870"/>
  </office:meta>
</office:document-meta>
</file>